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0898in"/>
    </style:style>
    <style:style style:name="co2" style:family="table-column">
      <style:table-column-properties fo:break-before="auto" style:column-width="3.4984in"/>
    </style:style>
    <style:style style:name="co3" style:family="table-column">
      <style:table-column-properties fo:break-before="auto" style:column-width="9.3807in"/>
    </style:style>
    <style:style style:name="co4" style:family="table-column">
      <style:table-column-properties fo:break-before="auto" style:column-width="1.3102in"/>
    </style:style>
    <style:style style:name="co5" style:family="table-column">
      <style:table-column-properties fo:break-before="auto" style:column-width="1.3571in"/>
    </style:style>
    <style:style style:name="co6" style:family="table-column">
      <style:table-column-properties fo:break-before="auto" style:column-width="1.0465in"/>
    </style:style>
    <style:style style:name="co7" style:family="table-column">
      <style:table-column-properties fo:break-before="auto" style:column-width="0.4189in"/>
    </style:style>
    <style:style style:name="co8" style:family="table-column">
      <style:table-column-properties fo:break-before="auto" style:column-width="0.5508in"/>
    </style:style>
    <style:style style:name="co9" style:family="table-column">
      <style:table-column-properties fo:break-before="auto" style:column-width="1.078in"/>
    </style:style>
    <style:style style:name="co10" style:family="table-column">
      <style:table-column-properties fo:break-before="auto" style:column-width="1.2791in"/>
    </style:style>
    <style:style style:name="co11" style:family="table-column">
      <style:table-column-properties fo:break-before="auto" style:column-width="1.1244in"/>
    </style:style>
    <style:style style:name="co12" style:family="table-column">
      <style:table-column-properties fo:break-before="auto" style:column-width="0.5744in"/>
    </style:style>
    <style:style style:name="co13" style:family="table-column">
      <style:table-column-properties fo:break-before="auto" style:column-width="0.3492in"/>
    </style:style>
    <style:style style:name="co14" style:family="table-column">
      <style:table-column-properties fo:break-before="auto" style:column-width="0.7366in"/>
    </style:style>
    <style:style style:name="co15" style:family="table-column">
      <style:table-column-properties fo:break-before="auto" style:column-width="0.4866in"/>
    </style:style>
    <style:style style:name="co16" style:family="table-column">
      <style:table-column-properties fo:break-before="auto" style:column-width="0.3028in"/>
    </style:style>
    <style:style style:name="co17" style:family="table-column">
      <style:table-column-properties fo:break-before="auto" style:column-width="0.3417in"/>
    </style:style>
    <style:style style:name="co18" style:family="table-column">
      <style:table-column-properties fo:break-before="auto" style:column-width="0.4201in"/>
    </style:style>
    <style:style style:name="co19" style:family="table-column">
      <style:table-column-properties fo:break-before="auto" style:column-width="0.2638in"/>
    </style:style>
    <style:style style:name="co20" style:family="table-column">
      <style:table-column-properties fo:break-before="auto" style:column-width="0.2335in"/>
    </style:style>
    <style:style style:name="co21" style:family="table-column">
      <style:table-column-properties fo:break-before="auto" style:column-width="0.1866in"/>
    </style:style>
    <style:style style:name="co22" style:family="table-column">
      <style:table-column-properties fo:break-before="auto" style:column-width="0.3807in"/>
    </style:style>
    <style:style style:name="co23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cc"/>
    </style:style>
    <style:style style:name="ce2" style:family="table-cell" style:parent-style-name="Default">
      <style:table-cell-properties fo:background-color="#ccff99"/>
    </style:style>
    <style:style style:name="ce3" style:family="table-cell" style:parent-style-name="Default" style:data-style-name="N118">
      <style:map style:condition="cell-content()&gt;0" style:apply-style-name="Untitled1" style:base-cell-address="Sheet1.H1"/>
    </style:style>
    <style:style style:name="ce4" style:family="table-cell" style:parent-style-name="Default" style:data-style-name="N118">
      <style:table-cell-properties fo:background-color="#ffffcc"/>
      <style:map style:condition="cell-content()&gt;0" style:apply-style-name="Untitled1" style:base-cell-address="Sheet1.H1"/>
    </style:style>
    <style:style style:name="ce5" style:family="table-cell" style:parent-style-name="Default" style:data-style-name="N118">
      <style:table-cell-properties fo:background-color="#ccff99"/>
      <style:map style:condition="cell-content()&gt;0" style:apply-style-name="Untitled1" style:base-cell-address="Sheet1.H1"/>
    </style:style>
    <style:style style:name="ce6" style:family="table-cell" style:parent-style-name="Default" style:data-style-name="N1">
      <style:table-cell-properties fo:background-color="#ccff99"/>
    </style:style>
    <style:style style:name="ce7" style:family="table-cell" style:parent-style-name="Default" style:data-style-name="N2">
      <style:map style:condition="cell-content()&gt;80" style:apply-style-name="Untitled2" style:base-cell-address="Sheet1.K1"/>
      <style:map style:condition="cell-content()&gt;50" style:apply-style-name="Untitled3" style:base-cell-address="Sheet1.K1"/>
    </style:style>
    <style:style style:name="ce8" style:family="table-cell" style:parent-style-name="Default" style:data-style-name="N2">
      <style:table-cell-properties fo:background-color="#ffffcc"/>
      <style:map style:condition="cell-content()&gt;80" style:apply-style-name="Untitled2" style:base-cell-address="Sheet1.K1"/>
      <style:map style:condition="cell-content()&gt;50" style:apply-style-name="Untitled3" style:base-cell-address="Sheet1.K1"/>
    </style:style>
    <style:style style:name="ce9" style:family="table-cell" style:parent-style-name="Default" style:data-style-name="N2">
      <style:table-cell-properties fo:background-color="#ccff99"/>
      <style:map style:condition="cell-content()&gt;80" style:apply-style-name="Untitled2" style:base-cell-address="Sheet1.K1"/>
      <style:map style:condition="cell-content()&gt;50" style:apply-style-name="Untitled3" style:base-cell-address="Sheet1.K1"/>
    </style:style>
    <style:style style:name="ce10" style:family="table-cell" style:parent-style-name="Default">
      <style:map style:condition="cell-content()=0" style:apply-style-name="Default" style:base-cell-address="Sheet1.L47"/>
    </style:style>
    <style:style style:name="ce11" style:family="table-cell" style:parent-style-name="Default">
      <style:table-cell-properties fo:background-color="#ffffcc"/>
      <style:map style:condition="cell-content()=0" style:apply-style-name="Default" style:base-cell-address="Sheet1.L47"/>
    </style:style>
    <style:style style:name="ce12" style:family="table-cell" style:parent-style-name="Default">
      <style:table-cell-properties fo:background-color="#ccff99"/>
      <style:map style:condition="cell-content()=0" style:apply-style-name="Default" style:base-cell-address="Sheet1.L47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number-columns-repeated="2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4" table:default-cell-style-name="ce10"/>
        <table:table-column table:style-name="co4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23" table:number-columns-repeated="985" table:default-cell-style-name="Default"/>
        <table:table-row table:style-name="ro1">
          <table:table-cell office:value-type="string">
            <text:p>Data</text:p>
          </table:table-cell>
          <table:table-cell office:value-type="string">
            <text:p>Env</text:p>
          </table:table-cell>
          <table:table-cell office:value-type="string">
            <text:p>Name</text:p>
          </table:table-cell>
          <table:table-cell office:value-type="string">
            <text:p>Rewards</text:p>
          </table:table-cell>
          <table:table-cell office:value-type="string">
            <text:p>$</text:p>
          </table:table-cell>
          <table:table-cell office:value-type="string">
            <text:p>%</text:p>
          </table:table-cell>
          <table:table-cell office:value-type="string">
            <text:p>Trade$</text:p>
          </table:table-cell>
          <table:table-cell office:value-type="string">
            <text:p>CompoundTrade$</text:p>
          </table:table-cell>
          <table:table-cell office:value-type="string">
            <text:p>Wins</text:p>
          </table:table-cell>
          <table:table-cell office:value-type="string">
            <text:p>Losses</text:p>
          </table:table-cell>
          <table:table-cell office:value-type="string">
            <text:p>Win%</text:p>
          </table:table-cell>
          <table:table-cell office:value-type="string">
            <text:p>Avg$Win</text:p>
          </table:table-cell>
          <table:table-cell office:value-type="string">
            <text:p>Max$Win</text:p>
          </table:table-cell>
          <table:table-cell office:value-type="string">
            <text:p>Min$Win</text:p>
          </table:table-cell>
          <table:table-cell office:value-type="string">
            <text:p>Avg$Loss</text:p>
          </table:table-cell>
          <table:table-cell office:value-type="string">
            <text:p>Max$Loss</text:p>
          </table:table-cell>
          <table:table-cell office:value-type="string">
            <text:p>Min$Loss</text:p>
          </table:table-cell>
          <table:table-cell office:value-type="string">
            <text:p>Avg$Trade</text:p>
          </table:table-cell>
          <table:table-cell office:value-type="string">
            <text:p>Fees$</text:p>
          </table:table-cell>
          <table:table-cell office:value-type="string">
            <text:p>Volume$</text:p>
          </table:table-cell>
          <table:table-cell office:value-type="string">
            <text:p>#trades</text:p>
          </table:table-cell>
          <table:table-cell office:value-type="string">
            <text:p>SLs</text:p>
          </table:table-cell>
          <table:table-cell office:value-type="string">
            <text:p>SL$</text:p>
          </table:table-cell>
          <table:table-cell office:value-type="string">
            <text:p>Multipliers</text:p>
          </table:table-cell>
          <table:table-cell table:number-columns-repeated="1000"/>
        </table:table-row>
        <table:table-row table:style-name="ro1">
          <table:table-cell table:style-name="ce1" office:value-type="string">
            <text:p>2020vs2024_1m_1h_1d_only_price_percent_only_price_percent_none_none_1m_['1m', '1h', '1d']_32_0_0_0.004</text:p>
          </table:table-cell>
          <table:table-cell table:style-name="ce1" office:value-type="string">
            <text:p>trade_all_1.0_3_-0.1%_0_0.02</text:p>
          </table:table-cell>
          <table:table-cell table:style-name="ce1" office:value-type="string">
            <text:p>hodl</text:p>
          </table:table-cell>
          <table:table-cell table:style-name="ce4" office:value-type="float" office:value="54300.3769019822">
            <text:p>54300.4</text:p>
          </table:table-cell>
          <table:table-cell table:style-name="ce4" office:value-type="float" office:value="40507.0985773951">
            <text:p>40507.1</text:p>
          </table:table-cell>
          <table:table-cell table:style-name="ce4" office:value-type="float" office:value="0.405070985773951">
            <text:p>0.4</text:p>
          </table:table-cell>
          <table:table-cell table:number-columns-repeated="2" table:style-name="ce4" office:value-type="float" office:value="40507.0985773951">
            <text:p>40507.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8" office:value-type="float" office:value="100">
            <text:p>100.00</text:p>
          </table:table-cell>
          <table:table-cell table:style-name="ce11" office:value-type="float" office:value="40507.0985773951">
            <text:p>40507.0985773951</text:p>
          </table:table-cell>
          <table:table-cell table:number-columns-repeated="2" table:style-name="ce1" office:value-type="float" office:value="40507.0985773951">
            <text:p>40507.098577395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40507.0985773951">
            <text:p>40507.0985773951</text:p>
          </table:table-cell>
          <table:table-cell table:style-name="ce1" office:value-type="float" office:value="-240.647746323719">
            <text:p>-240.6477463237</text:p>
          </table:table-cell>
          <table:table-cell table:style-name="ce1" office:value-type="float" office:value="240647.746323719">
            <text:p>240647.746323719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1001"/>
        </table:table-row>
        <table:table-row table:style-name="ro1">
          <table:table-cell office:value-type="string">
            <text:p>2020vs2024_1m_1h_1d_only_price_percent_only_price_percent_none_none_1m_['1m', '1h', '1d']_32_0_0_0.004</text:p>
          </table:table-cell>
          <table:table-cell office:value-type="string">
            <text:p>trade_all_1.0_3_-0.1%_0_0.02</text:p>
          </table:table-cell>
          <table:table-cell office:value-type="string">
            <text:p>rl_duel-dqn_combo_actions2_1e-07_10000_256_1000000_0.9_Adamax_CELU_[64, 64, 64, 64]_1_1719867922.507822</text:p>
          </table:table-cell>
          <table:table-cell office:value-type="float" office:value="-198.845901975038">
            <text:p>-198.8</text:p>
          </table:table-cell>
          <table:table-cell office:value-type="float" office:value="-25299.6815105924">
            <text:p>-25299.7</text:p>
          </table:table-cell>
          <table:table-cell office:value-type="float" office:value="-0.252996815105924">
            <text:p>-0.3</text:p>
          </table:table-cell>
          <table:table-cell office:value-type="float" office:value="-25299.6815105923">
            <text:p>-25299.7</text:p>
          </table:table-cell>
          <table:table-cell office:value-type="float" office:value="-25507.4944504112">
            <text:p>-25507.5</text:p>
          </table:table-cell>
          <table:table-cell office:value-type="float" office:value="100">
            <text:p>100</text:p>
          </table:table-cell>
          <table:table-cell office:value-type="float" office:value="164">
            <text:p>164</text:p>
          </table:table-cell>
          <table:table-cell office:value-type="float" office:value="37.8787878787879">
            <text:p>37.88</text:p>
          </table:table-cell>
          <table:table-cell office:value-type="float" office:value="1591.39120766789">
            <text:p>1591.3912076679</text:p>
          </table:table-cell>
          <table:table-cell office:value-type="float" office:value="7334.12375594626">
            <text:p>7334.1237559463</text:p>
          </table:table-cell>
          <table:table-cell office:value-type="float" office:value="18.7631093495875">
            <text:p>18.7631093496</text:p>
          </table:table-cell>
          <table:table-cell office:value-type="float" office:value="-1124.62684315476">
            <text:p>-1124.6268431548</text:p>
          </table:table-cell>
          <table:table-cell office:value-type="float" office:value="-18.6143801976868">
            <text:p>-18.6143801977</text:p>
          </table:table-cell>
          <table:table-cell office:value-type="float" office:value="-2790.20852976128">
            <text:p>-2790.2085297613</text:p>
          </table:table-cell>
          <table:table-cell office:value-type="float" office:value="-95.8321269340618">
            <text:p>-95.8321269341</text:p>
          </table:table-cell>
          <table:table-cell office:value-type="float" office:value="-52901.1014199093">
            <text:p>-52901.1014199093</text:p>
          </table:table-cell>
          <table:table-cell office:value-type="float" office:value="52901101.4199093">
            <text:p>52901101.4199093</text:p>
          </table:table-cell>
          <table:table-cell office:value-type="float" office:value="264.5">
            <text:p>264.5</text:p>
          </table:table-cell>
          <table:table-cell office:value-type="float" office:value="68">
            <text:p>68</text:p>
          </table:table-cell>
          <table:table-cell office:value-type="float" office:value="-152204.8333719">
            <text:p>-152204.833371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0vs2024_1m_1h_1d_only_price_percent_only_price_percent_none_none_1m_['1m', '1h', '1d']_32_0_0_0.004</text:p>
          </table:table-cell>
          <table:table-cell office:value-type="string">
            <text:p>trade_all_1.0_3_-0.1%_0_0.02</text:p>
          </table:table-cell>
          <table:table-cell office:value-type="string">
            <text:p>rl_duel-dqn_combo_actions2_1e-07_10000_256_1000000_0.9_Adamax_CELU_[64, 64, 64, 64]_1_1719871878.338374</text:p>
          </table:table-cell>
          <table:table-cell office:value-type="float" office:value="-245.591356558456">
            <text:p>-245.6</text:p>
          </table:table-cell>
          <table:table-cell office:value-type="float" office:value="-9811.24602666286">
            <text:p>-9811.2</text:p>
          </table:table-cell>
          <table:table-cell office:value-type="float" office:value="-0.0981124602666286">
            <text:p>-0.1</text:p>
          </table:table-cell>
          <table:table-cell office:value-type="float" office:value="-9811.24602666286">
            <text:p>-9811.2</text:p>
          </table:table-cell>
          <table:table-cell office:value-type="float" office:value="-12906.7793367624">
            <text:p>-12906.8</text:p>
          </table:table-cell>
          <table:table-cell office:value-type="float" office:value="46">
            <text:p>46</text:p>
          </table:table-cell>
          <table:table-cell office:value-type="float" office:value="99">
            <text:p>99</text:p>
          </table:table-cell>
          <table:table-cell office:value-type="float" office:value="31.7241379310345">
            <text:p>31.72</text:p>
          </table:table-cell>
          <table:table-cell office:value-type="float" office:value="2661.18824131846">
            <text:p>2661.1882413185</text:p>
          </table:table-cell>
          <table:table-cell office:value-type="float" office:value="7056.58737068578">
            <text:p>7056.5873706858</text:p>
          </table:table-cell>
          <table:table-cell office:value-type="float" office:value="100.790196447924">
            <text:p>100.7901964479</text:p>
          </table:table-cell>
          <table:table-cell office:value-type="float" office:value="-1335.61520330618">
            <text:p>-1335.6152033062</text:p>
          </table:table-cell>
          <table:table-cell office:value-type="float" office:value="-32.8807247940567">
            <text:p>-32.8807247941</text:p>
          </table:table-cell>
          <table:table-cell office:value-type="float" office:value="-3073.33830911349">
            <text:p>-3073.3383091135</text:p>
          </table:table-cell>
          <table:table-cell office:value-type="float" office:value="-67.6637657011232">
            <text:p>-67.6637657011</text:p>
          </table:table-cell>
          <table:table-cell office:value-type="float" office:value="-29104.6934474208">
            <text:p>-29104.6934474208</text:p>
          </table:table-cell>
          <table:table-cell office:value-type="float" office:value="29104693.4474208">
            <text:p>29104693.4474208</text:p>
          </table:table-cell>
          <table:table-cell office:value-type="float" office:value="145.5">
            <text:p>145.5</text:p>
          </table:table-cell>
          <table:table-cell office:value-type="float" office:value="51">
            <text:p>51</text:p>
          </table:table-cell>
          <table:table-cell office:value-type="float" office:value="-116074.721893916">
            <text:p>-116074.721893916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0vs2024_1m_1h_1d_only_price_percent_only_price_percent_none_none_1m_['1m', '1h', '1d']_32_0_0_0.004</text:p>
          </table:table-cell>
          <table:table-cell office:value-type="string">
            <text:p>trade_all_1.0_3_-0.1%_0_0.02</text:p>
          </table:table-cell>
          <table:table-cell office:value-type="string">
            <text:p>rl_duel-dqn_combo_actions2_1e-07_10000_256_1000000_0.9_Adamax_CELU_[64, 64, 64, 64]_1_1719876077.960064</text:p>
          </table:table-cell>
          <table:table-cell office:value-type="float" office:value="-183.915617821118">
            <text:p>-183.9</text:p>
          </table:table-cell>
          <table:table-cell office:value-type="float" office:value="-5216.67126496966">
            <text:p>-5216.7</text:p>
          </table:table-cell>
          <table:table-cell office:value-type="float" office:value="-0.0521667126496966">
            <text:p>-0.1</text:p>
          </table:table-cell>
          <table:table-cell office:value-type="float" office:value="-5216.67126496974">
            <text:p>-5216.7</text:p>
          </table:table-cell>
          <table:table-cell office:value-type="float" office:value="-8644.59641331056">
            <text:p>-8644.6</text:p>
          </table:table-cell>
          <table:table-cell office:value-type="float" office:value="62">
            <text:p>62</text:p>
          </table:table-cell>
          <table:table-cell office:value-type="float" office:value="121">
            <text:p>121</text:p>
          </table:table-cell>
          <table:table-cell office:value-type="float" office:value="33.879781420765">
            <text:p>33.88</text:p>
          </table:table-cell>
          <table:table-cell office:value-type="float" office:value="2356.55272328122">
            <text:p>2356.5527232812</text:p>
          </table:table-cell>
          <table:table-cell office:value-type="float" office:value="5376.35820239857">
            <text:p>5376.3582023986</text:p>
          </table:table-cell>
          <table:table-cell office:value-type="float" office:value="79.8401746717282">
            <text:p>79.8401746717</text:p>
          </table:table-cell>
          <table:table-cell office:value-type="float" office:value="-1250.60281081327">
            <text:p>-1250.6028108133</text:p>
          </table:table-cell>
          <table:table-cell office:value-type="float" office:value="-3.60902658263512">
            <text:p>-3.6090265826</text:p>
          </table:table-cell>
          <table:table-cell office:value-type="float" office:value="-3104.66435419298">
            <text:p>-3104.664354193</text:p>
          </table:table-cell>
          <table:table-cell office:value-type="float" office:value="-28.5064003550259">
            <text:p>-28.506400355</text:p>
          </table:table-cell>
          <table:table-cell office:value-type="float" office:value="-36713.0964251602">
            <text:p>-36713.0964251602</text:p>
          </table:table-cell>
          <table:table-cell office:value-type="float" office:value="36713096.4251602">
            <text:p>36713096.4251602</text:p>
          </table:table-cell>
          <table:table-cell office:value-type="float" office:value="183.5">
            <text:p>183.5</text:p>
          </table:table-cell>
          <table:table-cell office:value-type="float" office:value="60">
            <text:p>60</text:p>
          </table:table-cell>
          <table:table-cell office:value-type="float" office:value="-134222.446969876">
            <text:p>-134222.446969876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0vs2024_1m_1h_1d_only_price_percent_only_price_percent_none_none_1m_['1m', '1h', '1d']_32_0_0_0.004</text:p>
          </table:table-cell>
          <table:table-cell office:value-type="string">
            <text:p>trade_all_1.0_3_-0.1%_0_0.02</text:p>
          </table:table-cell>
          <table:table-cell office:value-type="string">
            <text:p>rl_duel-dqn_combo_actions2_1e-07_10000_256_1000000_0.9_Adamax_CELU_[64, 64, 64, 64]_1_1719880291.392969</text:p>
          </table:table-cell>
          <table:table-cell office:value-type="float" office:value="-159.037582070834">
            <text:p>-159.0</text:p>
          </table:table-cell>
          <table:table-cell office:value-type="float" office:value="-11933.233982619">
            <text:p>-11933.2</text:p>
          </table:table-cell>
          <table:table-cell office:value-type="float" office:value="-0.11933233982619">
            <text:p>-0.1</text:p>
          </table:table-cell>
          <table:table-cell office:value-type="float" office:value="-11933.233982619">
            <text:p>-11933.2</text:p>
          </table:table-cell>
          <table:table-cell office:value-type="float" office:value="-14626.9903376126">
            <text:p>-14627.0</text:p>
          </table:table-cell>
          <table:table-cell office:value-type="float" office:value="92">
            <text:p>92</text:p>
          </table:table-cell>
          <table:table-cell office:value-type="float" office:value="129">
            <text:p>129</text:p>
          </table:table-cell>
          <table:table-cell office:value-type="float" office:value="41.6289592760181">
            <text:p>41.63</text:p>
          </table:table-cell>
          <table:table-cell office:value-type="float" office:value="1721.66159796077">
            <text:p>1721.6615979608</text:p>
          </table:table-cell>
          <table:table-cell office:value-type="float" office:value="5496.49229219812">
            <text:p>5496.4922921981</text:p>
          </table:table-cell>
          <table:table-cell office:value-type="float" office:value="11.5242898297438">
            <text:p>11.5242898297</text:p>
          </table:table-cell>
          <table:table-cell office:value-type="float" office:value="-1320.35737205434">
            <text:p>-1320.3573720543</text:p>
          </table:table-cell>
          <table:table-cell office:value-type="float" office:value="-32.1051283820125">
            <text:p>-32.105128382</text:p>
          </table:table-cell>
          <table:table-cell office:value-type="float" office:value="-3114.19147823149">
            <text:p>-3114.1914782315</text:p>
          </table:table-cell>
          <table:table-cell office:value-type="float" office:value="-53.9965338580045">
            <text:p>-53.996533858</text:p>
          </table:table-cell>
          <table:table-cell office:value-type="float" office:value="-44310.1769429603">
            <text:p>-44310.1769429603</text:p>
          </table:table-cell>
          <table:table-cell office:value-type="float" office:value="44310176.9429603">
            <text:p>44310176.9429603</text:p>
          </table:table-cell>
          <table:table-cell office:value-type="float" office:value="221.5">
            <text:p>221.5</text:p>
          </table:table-cell>
          <table:table-cell office:value-type="float" office:value="70">
            <text:p>70</text:p>
          </table:table-cell>
          <table:table-cell office:value-type="float" office:value="-155587.090252693">
            <text:p>-155587.09025269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0vs2024_1m_1h_1d_only_price_percent_only_price_percent_none_none_1m_['1m', '1h', '1d']_32_0_0_0.004</text:p>
          </table:table-cell>
          <table:table-cell office:value-type="string">
            <text:p>trade_all_1.0_3_-0.1%_0_0.02</text:p>
          </table:table-cell>
          <table:table-cell office:value-type="string">
            <text:p>rl_duel-dqn_combo_actions2_1e-07_10000_256_1000000_0.9_Adamax_CELU_[64, 64, 64, 64]_1_1719884070.956307</text:p>
          </table:table-cell>
          <table:table-cell office:value-type="float" office:value="-242.335645799707">
            <text:p>-242.3</text:p>
          </table:table-cell>
          <table:table-cell office:value-type="float" office:value="15704.7381994021">
            <text:p>15704.7</text:p>
          </table:table-cell>
          <table:table-cell office:value-type="float" office:value="0.157047381994021">
            <text:p>0.2</text:p>
          </table:table-cell>
          <table:table-cell office:value-type="float" office:value="15704.7381994021">
            <text:p>15704.7</text:p>
          </table:table-cell>
          <table:table-cell office:value-type="float" office:value="12070.2441653373">
            <text:p>12070.2</text:p>
          </table:table-cell>
          <table:table-cell office:value-type="float" office:value="45">
            <text:p>45</text:p>
          </table:table-cell>
          <table:table-cell office:value-type="float" office:value="69">
            <text:p>69</text:p>
          </table:table-cell>
          <table:table-cell office:value-type="float" office:value="39.4736842105263">
            <text:p>39.47</text:p>
          </table:table-cell>
          <table:table-cell office:value-type="float" office:value="3234.81448451559">
            <text:p>3234.8144845156</text:p>
          </table:table-cell>
          <table:table-cell office:value-type="float" office:value="6659.58501231387">
            <text:p>6659.5850123139</text:p>
          </table:table-cell>
          <table:table-cell office:value-type="float" office:value="7.85902742904727">
            <text:p>7.859027429</text:p>
          </table:table-cell>
          <table:table-cell office:value-type="float" office:value="-1882.05671889565">
            <text:p>-1882.0567188957</text:p>
          </table:table-cell>
          <table:table-cell office:value-type="float" office:value="-65.9076775076101">
            <text:p>-65.9076775076</text:p>
          </table:table-cell>
          <table:table-cell office:value-type="float" office:value="-2776.115185218">
            <text:p>-2776.115185218</text:p>
          </table:table-cell>
          <table:table-cell office:value-type="float" office:value="137.760861398264">
            <text:p>137.7608613983</text:p>
          </table:table-cell>
          <table:table-cell office:value-type="float" office:value="-22927.1318700695">
            <text:p>-22927.1318700695</text:p>
          </table:table-cell>
          <table:table-cell office:value-type="float" office:value="22927131.8700695">
            <text:p>22927131.8700695</text:p>
          </table:table-cell>
          <table:table-cell office:value-type="float" office:value="114.5">
            <text:p>114.5</text:p>
          </table:table-cell>
          <table:table-cell office:value-type="float" office:value="56">
            <text:p>56</text:p>
          </table:table-cell>
          <table:table-cell office:value-type="float" office:value="-126790.748628725">
            <text:p>-126790.74862872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0vs2024_1m_1h_1d_only_price_percent_only_price_percent_none_none_1m_['1m', '1h', '1d']_32_0_0_0.004</text:p>
          </table:table-cell>
          <table:table-cell office:value-type="string">
            <text:p>trade_all_1.0_3_-0.1%_0_0.02</text:p>
          </table:table-cell>
          <table:table-cell office:value-type="string">
            <text:p>rl_duel-dqn_combo_actions2_1e-07_10000_256_1000000_0.9_Adamax_CELU_[64, 64, 64, 64]_1_1719887979.356842</text:p>
          </table:table-cell>
          <table:table-cell office:value-type="float" office:value="-197.643539412686">
            <text:p>-197.6</text:p>
          </table:table-cell>
          <table:table-cell office:value-type="float" office:value="-4439.09989010511">
            <text:p>-4439.1</text:p>
          </table:table-cell>
          <table:table-cell office:value-type="float" office:value="-0.0443909989010511">
            <text:p>0.0</text:p>
          </table:table-cell>
          <table:table-cell office:value-type="float" office:value="-4439.09989010508">
            <text:p>-4439.1</text:p>
          </table:table-cell>
          <table:table-cell office:value-type="float" office:value="-7947.31045076451">
            <text:p>-7947.3</text:p>
          </table:table-cell>
          <table:table-cell office:value-type="float" office:value="72">
            <text:p>72</text:p>
          </table:table-cell>
          <table:table-cell office:value-type="float" office:value="98">
            <text:p>98</text:p>
          </table:table-cell>
          <table:table-cell office:value-type="float" office:value="42.3529411764706">
            <text:p>42.35</text:p>
          </table:table-cell>
          <table:table-cell office:value-type="float" office:value="2007.59508031362">
            <text:p>2007.5950803136</text:p>
          </table:table-cell>
          <table:table-cell office:value-type="float" office:value="6547.72971354322">
            <text:p>6547.7297135432</text:p>
          </table:table-cell>
          <table:table-cell office:value-type="float" office:value="36.30065591741">
            <text:p>36.3006559174</text:p>
          </table:table-cell>
          <table:table-cell office:value-type="float" office:value="-1520.2647517621">
            <text:p>-1520.2647517621</text:p>
          </table:table-cell>
          <table:table-cell office:value-type="float" office:value="-65.4754069178307">
            <text:p>-65.4754069178</text:p>
          </table:table-cell>
          <table:table-cell office:value-type="float" office:value="-3768.61478729935">
            <text:p>-3768.6147872994</text:p>
          </table:table-cell>
          <table:table-cell office:value-type="float" office:value="-26.1123522947357">
            <text:p>-26.1123522947</text:p>
          </table:table-cell>
          <table:table-cell office:value-type="float" office:value="-34112.5734735835">
            <text:p>-34112.5734735835</text:p>
          </table:table-cell>
          <table:table-cell office:value-type="float" office:value="34112573.4735835">
            <text:p>34112573.4735835</text:p>
          </table:table-cell>
          <table:table-cell office:value-type="float" office:value="170.5">
            <text:p>170.5</text:p>
          </table:table-cell>
          <table:table-cell office:value-type="float" office:value="61">
            <text:p>61</text:p>
          </table:table-cell>
          <table:table-cell office:value-type="float" office:value="-136824.523910203">
            <text:p>-136824.52391020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0vs2024_1m_1h_1d_only_price_percent_only_price_percent_none_none_1m_['1m', '1h', '1d']_32_0_0_0.004</text:p>
          </table:table-cell>
          <table:table-cell office:value-type="string">
            <text:p>trade_all_1.0_3_-0.1%_0_0.02</text:p>
          </table:table-cell>
          <table:table-cell office:value-type="string">
            <text:p>rl_duel-dqn_combo_actions2_1e-07_10000_256_1000000_0.9_Adamax_CELU_[64, 64, 64, 64]_1_1719892147.193859</text:p>
          </table:table-cell>
          <table:table-cell office:value-type="float" office:value="-171.130283142934">
            <text:p>-171.1</text:p>
          </table:table-cell>
          <table:table-cell office:value-type="float" office:value="-24127.0863621568">
            <text:p>-24127.1</text:p>
          </table:table-cell>
          <table:table-cell office:value-type="float" office:value="-0.241270863621568">
            <text:p>-0.2</text:p>
          </table:table-cell>
          <table:table-cell office:value-type="float" office:value="-24127.0863621567">
            <text:p>-24127.1</text:p>
          </table:table-cell>
          <table:table-cell office:value-type="float" office:value="-24636.5074252009">
            <text:p>-24636.5</text:p>
          </table:table-cell>
          <table:table-cell office:value-type="float" office:value="87">
            <text:p>87</text:p>
          </table:table-cell>
          <table:table-cell office:value-type="float" office:value="138">
            <text:p>138</text:p>
          </table:table-cell>
          <table:table-cell office:value-type="float" office:value="38.6666666666667">
            <text:p>38.67</text:p>
          </table:table-cell>
          <table:table-cell office:value-type="float" office:value="1761.54043304785">
            <text:p>1761.5404330479</text:p>
          </table:table-cell>
          <table:table-cell office:value-type="float" office:value="6889.14999520715">
            <text:p>6889.1499952072</text:p>
          </table:table-cell>
          <table:table-cell office:value-type="float" office:value="8.51144329612725">
            <text:p>8.5114432961</text:p>
          </table:table-cell>
          <table:table-cell office:value-type="float" office:value="-1285.37031911101">
            <text:p>-1285.370319111</text:p>
          </table:table-cell>
          <table:table-cell office:value-type="float" office:value="-5.39410279193544">
            <text:p>-5.3941027919</text:p>
          </table:table-cell>
          <table:table-cell office:value-type="float" office:value="-3401.22381155596">
            <text:p>-3401.223811556</text:p>
          </table:table-cell>
          <table:table-cell office:value-type="float" office:value="-107.231494942919">
            <text:p>-107.2314949429</text:p>
          </table:table-cell>
          <table:table-cell office:value-type="float" office:value="-45098.3712849228">
            <text:p>-45098.3712849228</text:p>
          </table:table-cell>
          <table:table-cell office:value-type="float" office:value="45098371.2849228">
            <text:p>45098371.2849228</text:p>
          </table:table-cell>
          <table:table-cell office:value-type="float" office:value="225.5">
            <text:p>225.5</text:p>
          </table:table-cell>
          <table:table-cell office:value-type="float" office:value="72">
            <text:p>72</text:p>
          </table:table-cell>
          <table:table-cell office:value-type="float" office:value="-160806.080633184">
            <text:p>-160806.08063318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0vs2024_1m_1h_1d_only_price_percent_only_price_percent_none_none_1m_['1m', '1h', '1d']_32_0_0_0.004</text:p>
          </table:table-cell>
          <table:table-cell office:value-type="string">
            <text:p>trade_all_1.0_3_-0.1%_0_0.02</text:p>
          </table:table-cell>
          <table:table-cell office:value-type="string">
            <text:p>rl_duel-dqn_combo_actions2_1e-07_10000_256_1000000_0.9_Adamax_CELU_[64, 64, 64, 64]_1_1719896228.2849789</text:p>
          </table:table-cell>
          <table:table-cell office:value-type="float" office:value="-227.041212964654">
            <text:p>-227.0</text:p>
          </table:table-cell>
          <table:table-cell office:value-type="float" office:value="-2394.74358704519">
            <text:p>-2394.7</text:p>
          </table:table-cell>
          <table:table-cell office:value-type="float" office:value="-0.0239474358704519">
            <text:p>0.0</text:p>
          </table:table-cell>
          <table:table-cell office:value-type="float" office:value="-2394.7435870452">
            <text:p>-2394.7</text:p>
          </table:table-cell>
          <table:table-cell office:value-type="float" office:value="-6808.33442673106">
            <text:p>-6808.3</text:p>
          </table:table-cell>
          <table:table-cell office:value-type="float" office:value="51">
            <text:p>51</text:p>
          </table:table-cell>
          <table:table-cell office:value-type="float" office:value="113">
            <text:p>113</text:p>
          </table:table-cell>
          <table:table-cell office:value-type="float" office:value="31.0975609756098">
            <text:p>31.10</text:p>
          </table:table-cell>
          <table:table-cell office:value-type="float" office:value="2669.28779393912">
            <text:p>2669.2877939391</text:p>
          </table:table-cell>
          <table:table-cell office:value-type="float" office:value="9831.21247108444">
            <text:p>9831.2124710844</text:p>
          </table:table-cell>
          <table:table-cell office:value-type="float" office:value="4.08293482979934">
            <text:p>4.0829348298</text:p>
          </table:table-cell>
          <table:table-cell office:value-type="float" office:value="-1225.91523077823">
            <text:p>-1225.9152307782</text:p>
          </table:table-cell>
          <table:table-cell office:value-type="float" office:value="-4.56987335426675">
            <text:p>-4.5698733543</text:p>
          </table:table-cell>
          <table:table-cell office:value-type="float" office:value="-2906.23917895074">
            <text:p>-2906.2391789507</text:p>
          </table:table-cell>
          <table:table-cell office:value-type="float" office:value="-14.6020950429586">
            <text:p>-14.602095043</text:p>
          </table:table-cell>
          <table:table-cell office:value-type="float" office:value="-32914.0192756887">
            <text:p>-32914.0192756887</text:p>
          </table:table-cell>
          <table:table-cell office:value-type="float" office:value="32914019.2756886">
            <text:p>32914019.2756886</text:p>
          </table:table-cell>
          <table:table-cell office:value-type="float" office:value="164.5">
            <text:p>164.5</text:p>
          </table:table-cell>
          <table:table-cell office:value-type="float" office:value="52">
            <text:p>52</text:p>
          </table:table-cell>
          <table:table-cell office:value-type="float" office:value="-116196.874809626">
            <text:p>-116196.874809626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0vs2024_1m_1h_1d_only_price_percent_only_price_percent_none_none_1m_['1m', '1h', '1d']_32_0_0_0.004</text:p>
          </table:table-cell>
          <table:table-cell office:value-type="string">
            <text:p>trade_all_1.0_3_-0.1%_0_0.02</text:p>
          </table:table-cell>
          <table:table-cell office:value-type="string">
            <text:p>rl_duel-dqn_combo_actions2_1e-07_10000_256_1000000_0.9_Adamax_CELU_[64, 64, 64, 64]_1_1719900152.951089</text:p>
          </table:table-cell>
          <table:table-cell office:value-type="float" office:value="-205.765832136246">
            <text:p>-205.8</text:p>
          </table:table-cell>
          <table:table-cell office:value-type="float" office:value="-19333.8781220045">
            <text:p>-19333.9</text:p>
          </table:table-cell>
          <table:table-cell office:value-type="float" office:value="-0.193338781220045">
            <text:p>-0.2</text:p>
          </table:table-cell>
          <table:table-cell office:value-type="float" office:value="-19333.8781220044">
            <text:p>-19333.9</text:p>
          </table:table-cell>
          <table:table-cell office:value-type="float" office:value="-20633.8122086715">
            <text:p>-20633.8</text:p>
          </table:table-cell>
          <table:table-cell office:value-type="float" office:value="81">
            <text:p>81</text:p>
          </table:table-cell>
          <table:table-cell office:value-type="float" office:value="104">
            <text:p>104</text:p>
          </table:table-cell>
          <table:table-cell office:value-type="float" office:value="43.7837837837838">
            <text:p>43.78</text:p>
          </table:table-cell>
          <table:table-cell office:value-type="float" office:value="1874.57988623765">
            <text:p>1874.5798862377</text:p>
          </table:table-cell>
          <table:table-cell office:value-type="float" office:value="5646.75180973067">
            <text:p>5646.7518097307</text:p>
          </table:table-cell>
          <table:table-cell office:value-type="float" office:value="28.2527422212152">
            <text:p>28.2527422212</text:p>
          </table:table-cell>
          <table:table-cell office:value-type="float" office:value="-1645.9120087236">
            <text:p>-1645.9120087236</text:p>
          </table:table-cell>
          <table:table-cell office:value-type="float" office:value="-0.393685324554099">
            <text:p>-0.3936853246</text:p>
          </table:table-cell>
          <table:table-cell office:value-type="float" office:value="-4727.49010873068">
            <text:p>-4727.4901087307</text:p>
          </table:table-cell>
          <table:table-cell office:value-type="float" office:value="-104.507449308132">
            <text:p>-104.5074493081</text:p>
          </table:table-cell>
          <table:table-cell office:value-type="float" office:value="-36999.1652871652">
            <text:p>-36999.1652871652</text:p>
          </table:table-cell>
          <table:table-cell office:value-type="float" office:value="36999165.2871652">
            <text:p>36999165.2871652</text:p>
          </table:table-cell>
          <table:table-cell office:value-type="float" office:value="185">
            <text:p>185</text:p>
          </table:table-cell>
          <table:table-cell office:value-type="float" office:value="71">
            <text:p>71</text:p>
          </table:table-cell>
          <table:table-cell office:value-type="float" office:value="-160957.223527773">
            <text:p>-160957.22352777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0vs2024_1m_1h_1d_only_price_percent_only_price_percent_none_none_1m_['1m', '1h', '1d']_32_0_0_0.004</text:p>
          </table:table-cell>
          <table:table-cell office:value-type="string">
            <text:p>trade_all_1.0_3_-0.1%_0_0.02</text:p>
          </table:table-cell>
          <table:table-cell office:value-type="string">
            <text:p>rl_duel-dqn_combo_actions2_1e-07_10000_256_1000000_0.9_Adamax_CELU_[64, 64, 64, 64]_1_1719904079.9399831</text:p>
          </table:table-cell>
          <table:table-cell office:value-type="float" office:value="-198.979147933679">
            <text:p>-199.0</text:p>
          </table:table-cell>
          <table:table-cell office:value-type="float" office:value="-13463.2547692522">
            <text:p>-13463.3</text:p>
          </table:table-cell>
          <table:table-cell office:value-type="float" office:value="-0.134632547692522">
            <text:p>-0.1</text:p>
          </table:table-cell>
          <table:table-cell office:value-type="float" office:value="-13463.2547692522">
            <text:p>-13463.3</text:p>
          </table:table-cell>
          <table:table-cell office:value-type="float" office:value="-16400.7073563347">
            <text:p>-16400.7</text:p>
          </table:table-cell>
          <table:table-cell office:value-type="float" office:value="67">
            <text:p>67</text:p>
          </table:table-cell>
          <table:table-cell office:value-type="float" office:value="113">
            <text:p>113</text:p>
          </table:table-cell>
          <table:table-cell office:value-type="float" office:value="37.2222222222222">
            <text:p>37.22</text:p>
          </table:table-cell>
          <table:table-cell office:value-type="float" office:value="2312.10123148392">
            <text:p>2312.1012314839</text:p>
          </table:table-cell>
          <table:table-cell office:value-type="float" office:value="6950.45068084577">
            <text:p>6950.4506808458</text:p>
          </table:table-cell>
          <table:table-cell office:value-type="float" office:value="67.1208868951217">
            <text:p>67.1208868951</text:p>
          </table:table-cell>
          <table:table-cell office:value-type="float" office:value="-1490.03572812986">
            <text:p>-1490.0357281299</text:p>
          </table:table-cell>
          <table:table-cell office:value-type="float" office:value="-11.0250448335428">
            <text:p>-11.0250448335</text:p>
          </table:table-cell>
          <table:table-cell office:value-type="float" office:value="-3381.20525945787">
            <text:p>-3381.2052594579</text:p>
          </table:table-cell>
          <table:table-cell office:value-type="float" office:value="-74.7958598291789">
            <text:p>-74.7958598292</text:p>
          </table:table-cell>
          <table:table-cell office:value-type="float" office:value="-36104.5412865172">
            <text:p>-36104.5412865172</text:p>
          </table:table-cell>
          <table:table-cell office:value-type="float" office:value="36104541.2865173">
            <text:p>36104541.2865173</text:p>
          </table:table-cell>
          <table:table-cell office:value-type="float" office:value="180.5">
            <text:p>180.5</text:p>
          </table:table-cell>
          <table:table-cell office:value-type="float" office:value="69">
            <text:p>69</text:p>
          </table:table-cell>
          <table:table-cell office:value-type="float" office:value="-156335.665794849">
            <text:p>-156335.66579484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table:style-name="ce2" table:number-columns-repeated="3"/>
          <table:table-cell table:style-name="ce5" table:formula="of:=SUM([.D3:.D12])/COUNT([.D3:.D12])" office:value-type="float" office:value="-203.028611981535">
            <text:p>-203.0</text:p>
          </table:table-cell>
          <table:table-cell table:style-name="ce5" table:formula="of:=SUM([.E3:.E12])/COUNT([.E3:.E12])" office:value-type="float" office:value="-10031.4157316006">
            <text:p>-10031.4</text:p>
          </table:table-cell>
          <table:table-cell table:style-name="ce5" table:formula="of:=SUM([.F3:.F12])/COUNT([.F3:.F12])" office:value-type="float" office:value="-0.100314157316006">
            <text:p>-0.1</text:p>
          </table:table-cell>
          <table:table-cell table:style-name="ce5" table:formula="of:=SUM([.G3:.G12])/COUNT([.G3:.G12])" office:value-type="float" office:value="-10031.4157316005">
            <text:p>-10031.4</text:p>
          </table:table-cell>
          <table:table-cell table:style-name="ce5" table:formula="of:=SUM([.H3:.H12])/COUNT([.H3:.H12])" office:value-type="float" office:value="-12604.2288240462">
            <text:p>-12604.2</text:p>
          </table:table-cell>
          <table:table-cell table:style-name="ce6" table:formula="of:=SUM([.I3:.I12])/COUNT([.I3:.I12])" office:value-type="float" office:value="70.3">
            <text:p>70</text:p>
          </table:table-cell>
          <table:table-cell table:style-name="ce6" table:formula="of:=SUM([.J3:.J12])/COUNT([.J3:.J12])" office:value-type="float" office:value="114.8">
            <text:p>115</text:p>
          </table:table-cell>
          <table:table-cell table:style-name="ce9" table:formula="of:=SUM([.K3:.K12])/COUNT([.K3:.K12])" office:value-type="float" office:value="37.7708525541885">
            <text:p>37.77</text:p>
          </table:table-cell>
          <table:table-cell table:style-name="ce12"/>
          <table:table-cell table:style-name="ce2" table:number-columns-repeated="1012"/>
        </table:table-row>
        <table:table-row table:style-name="ro1">
          <table:table-cell table:style-name="ce1" office:value-type="string">
            <text:p>stop_loss 0</text:p>
          </table:table-cell>
          <table:table-cell table:style-name="ce1" office:value-type="string">
            <text:p>trade_all_1.0_3_-0.1%_0_0</text:p>
          </table:table-cell>
          <table:table-cell table:style-name="ce1" office:value-type="string">
            <text:p>hodl</text:p>
          </table:table-cell>
          <table:table-cell table:style-name="ce4" office:value-type="float" office:value="54300.3769019822">
            <text:p>54300.4</text:p>
          </table:table-cell>
          <table:table-cell table:style-name="ce4" office:value-type="float" office:value="40507.0985773951">
            <text:p>40507.1</text:p>
          </table:table-cell>
          <table:table-cell table:style-name="ce4" office:value-type="float" office:value="0.405070985773951">
            <text:p>0.4</text:p>
          </table:table-cell>
          <table:table-cell table:number-columns-repeated="2" table:style-name="ce4" office:value-type="float" office:value="40507.0985773951">
            <text:p>40507.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8" office:value-type="float" office:value="100">
            <text:p>100.00</text:p>
          </table:table-cell>
          <table:table-cell table:style-name="ce11" office:value-type="float" office:value="40507.0985773951">
            <text:p>40507.0985773951</text:p>
          </table:table-cell>
          <table:table-cell table:number-columns-repeated="2" table:style-name="ce1" office:value-type="float" office:value="40507.0985773951">
            <text:p>40507.098577395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40507.0985773951">
            <text:p>40507.0985773951</text:p>
          </table:table-cell>
          <table:table-cell table:style-name="ce1" office:value-type="float" office:value="-240.647746323719">
            <text:p>-240.6477463237</text:p>
          </table:table-cell>
          <table:table-cell table:style-name="ce1" office:value-type="float" office:value="240647.746323719">
            <text:p>240647.746323719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1001"/>
        </table:table-row>
        <table:table-row table:style-name="ro1">
          <table:table-cell office:value-type="string">
            <text:p>2022vs2024_1m_1h_1d_only_price_percent_only_price_percent_day_of_week_none_1m_['1m', '1h', '1d']_32_1_1_0.004</text:p>
          </table:table-cell>
          <table:table-cell office:value-type="string">
            <text:p>trade_all_1.0_3_-0.1%_0_0</text:p>
          </table:table-cell>
          <table:table-cell office:value-type="string">
            <text:p>rl_duel-dqn_combo_actions2_1e-07_10000_256_1000000_0.9_Adamax_CELU_[64, 64, 64, 64]_1_1720173264.5123</text:p>
          </table:table-cell>
          <table:table-cell office:value-type="float" office:value="-967.539339267306">
            <text:p>-967.5</text:p>
          </table:table-cell>
          <table:table-cell office:value-type="float" office:value="23905.6439650155">
            <text:p>23905.6</text:p>
          </table:table-cell>
          <table:table-cell office:value-type="float" office:value="0.239056439650155">
            <text:p>0.2</text:p>
          </table:table-cell>
          <table:table-cell office:value-type="float" office:value="23905.6439650155">
            <text:p>23905.6</text:p>
          </table:table-cell>
          <table:table-cell office:value-type="float" office:value="25000.2020322199">
            <text:p>25000.2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42.2535211267606">
            <text:p>42.25</text:p>
          </table:table-cell>
          <table:table-cell office:value-type="float" office:value="1885.12774564684">
            <text:p>1885.1277456468</text:p>
          </table:table-cell>
          <table:table-cell office:value-type="float" office:value="5593.90024327976">
            <text:p>5593.9002432798</text:p>
          </table:table-cell>
          <table:table-cell office:value-type="float" office:value="4.21559716960473">
            <text:p>4.2155971696</text:p>
          </table:table-cell>
          <table:table-cell office:value-type="float" office:value="-796.297278155844">
            <text:p>-796.2972781558</text:p>
          </table:table-cell>
          <table:table-cell office:value-type="float" office:value="-5.51705662382301">
            <text:p>-5.5170566238</text:p>
          </table:table-cell>
          <table:table-cell office:value-type="float" office:value="-9462.21269217072">
            <text:p>-9462.2126921707</text:p>
          </table:table-cell>
          <table:table-cell office:value-type="float" office:value="336.699210774867">
            <text:p>336.6992107749</text:p>
          </table:table-cell>
          <table:table-cell office:value-type="float" office:value="-14331.0366806457">
            <text:p>-14331.0366806457</text:p>
          </table:table-cell>
          <table:table-cell office:value-type="float" office:value="14331036.6806457">
            <text:p>14331036.6806457</text:p>
          </table:table-cell>
          <table:table-cell office:value-type="float" office:value="71.5">
            <text:p>71.5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2vs2024_1m_1h_1d_only_price_percent_only_price_percent_day_of_week_none_1m_['1m', '1h', '1d']_32_1_1_0.004</text:p>
          </table:table-cell>
          <table:table-cell office:value-type="string">
            <text:p>trade_all_1.0_3_-0.1%_0_0</text:p>
          </table:table-cell>
          <table:table-cell office:value-type="string">
            <text:p>rl_duel-dqn_combo_actions2_1e-07_10000_256_1000000_0.9_Adamax_CELU_[64, 64, 64, 64]_1_1720185509.564579</text:p>
          </table:table-cell>
          <table:table-cell office:value-type="float" office:value="-1388.84317108946">
            <text:p>-1388.8</text:p>
          </table:table-cell>
          <table:table-cell office:value-type="float" office:value="43843.2817134118">
            <text:p>43843.3</text:p>
          </table:table-cell>
          <table:table-cell office:value-type="float" office:value="0.438432817134118">
            <text:p>0.4</text:p>
          </table:table-cell>
          <table:table-cell office:value-type="float" office:value="43843.2817134118">
            <text:p>43843.3</text:p>
          </table:table-cell>
          <table:table-cell office:value-type="float" office:value="53547.5093953075">
            <text:p>53547.5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6">
            <text:p>56.00</text:p>
          </table:table-cell>
          <table:table-cell office:value-type="float" office:value="3351.17063822424">
            <text:p>3351.1706382242</text:p>
          </table:table-cell>
          <table:table-cell office:value-type="float" office:value="5785.28403768499">
            <text:p>5785.284037685</text:p>
          </table:table-cell>
          <table:table-cell office:value-type="float" office:value="99.304218289748">
            <text:p>99.3042182897</text:p>
          </table:table-cell>
          <table:table-cell office:value-type="float" office:value="-279.373383793412">
            <text:p>-279.3733837934</text:p>
          </table:table-cell>
          <table:table-cell office:value-type="float" office:value="-78.7204131880426">
            <text:p>-78.720413188</text:p>
          </table:table-cell>
          <table:table-cell office:value-type="float" office:value="-815.188710769245">
            <text:p>-815.1887107692</text:p>
          </table:table-cell>
          <table:table-cell office:value-type="float" office:value="1753.73126853647">
            <text:p>1753.7312685365</text:p>
          </table:table-cell>
          <table:table-cell office:value-type="float" office:value="-5146.3896713848">
            <text:p>-5146.3896713848</text:p>
          </table:table-cell>
          <table:table-cell office:value-type="float" office:value="5146389.6713848">
            <text:p>5146389.6713848</text:p>
          </table:table-cell>
          <table:table-cell office:value-type="float" office:value="25.5">
            <text:p>25.5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2vs2024_1m_1h_1d_only_price_percent_only_price_percent_day_of_week_none_1m_['1m', '1h', '1d']_32_1_1_0.004</text:p>
          </table:table-cell>
          <table:table-cell office:value-type="string">
            <text:p>trade_all_1.0_3_-0.1%_0_0</text:p>
          </table:table-cell>
          <table:table-cell office:value-type="string">
            <text:p>rl_duel-dqn_combo_actions2_1e-07_10000_256_1000000_0.9_Adamax_CELU_[64, 64, 64, 64]_1_1720190146.129218</text:p>
          </table:table-cell>
          <table:table-cell office:value-type="float" office:value="-1389.70134097211">
            <text:p>-1389.7</text:p>
          </table:table-cell>
          <table:table-cell office:value-type="float" office:value="40611.5566538734">
            <text:p>40611.6</text:p>
          </table:table-cell>
          <table:table-cell office:value-type="float" office:value="0.406115566538734">
            <text:p>0.4</text:p>
          </table:table-cell>
          <table:table-cell office:value-type="float" office:value="40611.5566538734">
            <text:p>40611.6</text:p>
          </table:table-cell>
          <table:table-cell office:value-type="float" office:value="49053.7678241218">
            <text:p>49053.8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65.625">
            <text:p>65.63</text:p>
          </table:table-cell>
          <table:table-cell office:value-type="float" office:value="2086.50091045422">
            <text:p>2086.5009104542</text:p>
          </table:table-cell>
          <table:table-cell office:value-type="float" office:value="5419.31573220003">
            <text:p>5419.3157322</text:p>
          </table:table-cell>
          <table:table-cell office:value-type="float" office:value="17.2356093147537">
            <text:p>17.2356093148</text:p>
          </table:table-cell>
          <table:table-cell office:value-type="float" office:value="-291.360224151387">
            <text:p>-291.3602241514</text:p>
          </table:table-cell>
          <table:table-cell office:value-type="float" office:value="-22.4335920917802">
            <text:p>-22.4335920918</text:p>
          </table:table-cell>
          <table:table-cell office:value-type="float" office:value="-835.497755842458">
            <text:p>-835.4977558425</text:p>
          </table:table-cell>
          <table:table-cell office:value-type="float" office:value="1269.11114543354">
            <text:p>1269.1111454335</text:p>
          </table:table-cell>
          <table:table-cell office:value-type="float" office:value="-6543.85541206594">
            <text:p>-6543.8554120659</text:p>
          </table:table-cell>
          <table:table-cell office:value-type="float" office:value="6543855.41206594">
            <text:p>6543855.41206594</text:p>
          </table:table-cell>
          <table:table-cell office:value-type="float" office:value="32.5">
            <text:p>32.5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2vs2024_1m_1h_1d_only_price_percent_only_price_percent_day_of_week_none_1m_['1m', '1h', '1d']_32_1_1_0.004</text:p>
          </table:table-cell>
          <table:table-cell office:value-type="string">
            <text:p>trade_all_1.0_3_-0.1%_0_0</text:p>
          </table:table-cell>
          <table:table-cell office:value-type="string">
            <text:p>rl_duel-dqn_combo_actions2_1e-07_10000_256_1000000_0.9_Adamax_CELU_[64, 64, 64, 64]_1_1720194527.698127</text:p>
          </table:table-cell>
          <table:table-cell office:value-type="float" office:value="-1391.52317002231">
            <text:p>-1391.5</text:p>
          </table:table-cell>
          <table:table-cell office:value-type="float" office:value="45996.3164705587">
            <text:p>45996.3</text:p>
          </table:table-cell>
          <table:table-cell office:value-type="float" office:value="0.459963164705587">
            <text:p>0.5</text:p>
          </table:table-cell>
          <table:table-cell office:value-type="float" office:value="45996.3164705587">
            <text:p>45996.3</text:p>
          </table:table-cell>
          <table:table-cell office:value-type="float" office:value="56078.597605428">
            <text:p>56078.6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3.1578947368421">
            <text:p>63.16</text:p>
          </table:table-cell>
          <table:table-cell office:value-type="float" office:value="3983.45964933392">
            <text:p>3983.4596493339</text:p>
          </table:table-cell>
          <table:table-cell office:value-type="float" office:value="11629.1835145866">
            <text:p>11629.1835145866</text:p>
          </table:table-cell>
          <table:table-cell office:value-type="float" office:value="60.5794125036337">
            <text:p>60.5794125036</text:p>
          </table:table-cell>
          <table:table-cell office:value-type="float" office:value="-257.885617349762">
            <text:p>-257.8856173498</text:p>
          </table:table-cell>
          <table:table-cell office:value-type="float" office:value="-82.5637061786256">
            <text:p>-82.5637061786</text:p>
          </table:table-cell>
          <table:table-cell office:value-type="float" office:value="-485.741199379525">
            <text:p>-485.7411993795</text:p>
          </table:table-cell>
          <table:table-cell office:value-type="float" office:value="2420.85876160835">
            <text:p>2420.8587616084</text:p>
          </table:table-cell>
          <table:table-cell office:value-type="float" office:value="-3947.94426073129">
            <text:p>-3947.9442607313</text:p>
          </table:table-cell>
          <table:table-cell office:value-type="float" office:value="3947944.26073129">
            <text:p>3947944.26073129</text:p>
          </table:table-cell>
          <table:table-cell office:value-type="float" office:value="19.5">
            <text:p>19.5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2vs2024_1m_1h_1d_only_price_percent_only_price_percent_day_of_week_none_1m_['1m', '1h', '1d']_32_1_1_0.004</text:p>
          </table:table-cell>
          <table:table-cell office:value-type="string">
            <text:p>trade_all_1.0_3_-0.1%_0_0</text:p>
          </table:table-cell>
          <table:table-cell office:value-type="string">
            <text:p>rl_duel-dqn_combo_actions2_1e-07_10000_256_1000000_0.9_Adamax_CELU_[64, 64, 64, 64]_1_1720198901.669421</text:p>
          </table:table-cell>
          <table:table-cell office:value-type="float" office:value="-830.810546798286">
            <text:p>-830.8</text:p>
          </table:table-cell>
          <table:table-cell office:value-type="float" office:value="22556.0144644199">
            <text:p>22556.0</text:p>
          </table:table-cell>
          <table:table-cell office:value-type="float" office:value="0.225560144644199">
            <text:p>0.2</text:p>
          </table:table-cell>
          <table:table-cell office:value-type="float" office:value="22556.0144644199">
            <text:p>22556.0</text:p>
          </table:table-cell>
          <table:table-cell office:value-type="float" office:value="21736.2808910682">
            <text:p>21736.3</text:p>
          </table:table-cell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office:value-type="float" office:value="28.7671232876712">
            <text:p>28.77</text:p>
          </table:table-cell>
          <table:table-cell office:value-type="float" office:value="2978.87881029008">
            <text:p>2978.8788102901</text:p>
          </table:table-cell>
          <table:table-cell office:value-type="float" office:value="12201.9868341393">
            <text:p>12201.9868341393</text:p>
          </table:table-cell>
          <table:table-cell office:value-type="float" office:value="116.272081943724">
            <text:p>116.2720819437</text:p>
          </table:table-cell>
          <table:table-cell office:value-type="float" office:value="-769.239241378302">
            <text:p>-769.2392413783</text:p>
          </table:table-cell>
          <table:table-cell office:value-type="float" office:value="-29.8977603760432">
            <text:p>-29.897760376</text:p>
          </table:table-cell>
          <table:table-cell office:value-type="float" office:value="-10408.1583374194">
            <text:p>-10408.1583374194</text:p>
          </table:table-cell>
          <table:table-cell office:value-type="float" office:value="308.986499512602">
            <text:p>308.9864995126</text:p>
          </table:table-cell>
          <table:table-cell office:value-type="float" office:value="-14729.8859003648">
            <text:p>-14729.8859003648</text:p>
          </table:table-cell>
          <table:table-cell office:value-type="float" office:value="14729885.9003648">
            <text:p>14729885.9003648</text:p>
          </table:table-cell>
          <table:table-cell office:value-type="float" office:value="73.5">
            <text:p>73.5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2vs2024_1m_1h_1d_only_price_percent_only_price_percent_day_of_week_none_1m_['1m', '1h', '1d']_32_1_1_0.004</text:p>
          </table:table-cell>
          <table:table-cell office:value-type="string">
            <text:p>trade_all_1.0_3_-0.1%_0_0</text:p>
          </table:table-cell>
          <table:table-cell office:value-type="string">
            <text:p>rl_duel-dqn_combo_actions2_1e-07_10000_256_1000000_0.9_Adamax_CELU_[64, 64, 64, 64]_1_1720203392.560792</text:p>
          </table:table-cell>
          <table:table-cell office:value-type="float" office:value="-790.182067366321">
            <text:p>-790.2</text:p>
          </table:table-cell>
          <table:table-cell office:value-type="float" office:value="21495.0877889431">
            <text:p>21495.1</text:p>
          </table:table-cell>
          <table:table-cell office:value-type="float" office:value="0.214950877889431">
            <text:p>0.2</text:p>
          </table:table-cell>
          <table:table-cell office:value-type="float" office:value="21495.0877889431">
            <text:p>21495.1</text:p>
          </table:table-cell>
          <table:table-cell office:value-type="float" office:value="18423.5542349068">
            <text:p>18423.6</text:p>
          </table:table-cell>
          <table:table-cell office:value-type="float" office:value="28">
            <text:p>28</text:p>
          </table:table-cell>
          <table:table-cell office:value-type="float" office:value="90">
            <text:p>90</text:p>
          </table:table-cell>
          <table:table-cell office:value-type="float" office:value="23.728813559322">
            <text:p>23.73</text:p>
          </table:table-cell>
          <table:table-cell office:value-type="float" office:value="2409.77616708446">
            <text:p>2409.7761670845</text:p>
          </table:table-cell>
          <table:table-cell office:value-type="float" office:value="27071.6490659631">
            <text:p>27071.6490659631</text:p>
          </table:table-cell>
          <table:table-cell office:value-type="float" office:value="4.22161464867531">
            <text:p>4.2216146487</text:p>
          </table:table-cell>
          <table:table-cell office:value-type="float" office:value="-510.873832104685">
            <text:p>-510.8738321047</text:p>
          </table:table-cell>
          <table:table-cell office:value-type="float" office:value="-14.1446639630158">
            <text:p>-14.144663963</text:p>
          </table:table-cell>
          <table:table-cell office:value-type="float" office:value="-10320.7897407927">
            <text:p>-10320.7897407927</text:p>
          </table:table-cell>
          <table:table-cell office:value-type="float" office:value="182.161760923247">
            <text:p>182.1617609232</text:p>
          </table:table-cell>
          <table:table-cell office:value-type="float" office:value="-23733.3284162052">
            <text:p>-23733.3284162052</text:p>
          </table:table-cell>
          <table:table-cell office:value-type="float" office:value="23733328.4162052">
            <text:p>23733328.4162052</text:p>
          </table:table-cell>
          <table:table-cell office:value-type="float" office:value="118.5">
            <text:p>118.5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2vs2024_1m_1h_1d_only_price_percent_only_price_percent_day_of_week_none_1m_['1m', '1h', '1d']_32_1_1_0.004</text:p>
          </table:table-cell>
          <table:table-cell office:value-type="string">
            <text:p>trade_all_1.0_3_-0.1%_0_0</text:p>
          </table:table-cell>
          <table:table-cell office:value-type="string">
            <text:p>rl_duel-dqn_combo_actions2_1e-07_10000_256_1000000_0.9_Adamax_CELU_[64, 64, 64, 64]_1_1720210011.1539252</text:p>
          </table:table-cell>
          <table:table-cell office:value-type="float" office:value="-1365.02056166816">
            <text:p>-1365.0</text:p>
          </table:table-cell>
          <table:table-cell office:value-type="float" office:value="53433.1948982225">
            <text:p>53433.2</text:p>
          </table:table-cell>
          <table:table-cell office:value-type="float" office:value="0.534331948982225">
            <text:p>0.5</text:p>
          </table:table-cell>
          <table:table-cell office:value-type="float" office:value="53433.1948982225">
            <text:p>53433.2</text:p>
          </table:table-cell>
          <table:table-cell office:value-type="float" office:value="67779.9157789804">
            <text:p>67779.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6.9230769230769">
            <text:p>76.92</text:p>
          </table:table-cell>
          <table:table-cell office:value-type="float" office:value="5458.29473842098">
            <text:p>5458.294738421</text:p>
          </table:table-cell>
          <table:table-cell office:value-type="float" office:value="9708.69543550409">
            <text:p>9708.6954355041</text:p>
          </table:table-cell>
          <table:table-cell office:value-type="float" office:value="2316.38183067903">
            <text:p>2316.381830679</text:p>
          </table:table-cell>
          <table:table-cell office:value-type="float" office:value="-383.250828662446">
            <text:p>-383.2508286624</text:p>
          </table:table-cell>
          <table:table-cell office:value-type="float" office:value="-357.471996151115">
            <text:p>-357.4719961511</text:p>
          </table:table-cell>
          <table:table-cell office:value-type="float" office:value="-413.193572655713">
            <text:p>-413.1935726557</text:p>
          </table:table-cell>
          <table:table-cell office:value-type="float" office:value="4110.24576140173">
            <text:p>4110.2457614017</text:p>
          </table:table-cell>
          <table:table-cell office:value-type="float" office:value="-2754.7879828811">
            <text:p>-2754.7879828811</text:p>
          </table:table-cell>
          <table:table-cell office:value-type="float" office:value="2754787.9828811">
            <text:p>2754787.9828811</text:p>
          </table:table-cell>
          <table:table-cell office:value-type="float" office:value="13.5">
            <text:p>13.5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2vs2024_1m_1h_1d_only_price_percent_only_price_percent_day_of_week_none_1m_['1m', '1h', '1d']_32_1_1_0.004</text:p>
          </table:table-cell>
          <table:table-cell office:value-type="string">
            <text:p>trade_all_1.0_3_-0.1%_0_0</text:p>
          </table:table-cell>
          <table:table-cell office:value-type="string">
            <text:p>rl_duel-dqn_combo_actions2_1e-07_10000_256_1000000_0.9_Adamax_CELU_[64, 64, 64, 64]_1_1720214643.5364711</text:p>
          </table:table-cell>
          <table:table-cell office:value-type="float" office:value="-1136.12630142917">
            <text:p>-1136.1</text:p>
          </table:table-cell>
          <table:table-cell office:value-type="float" office:value="14252.441076937">
            <text:p>14252.4</text:p>
          </table:table-cell>
          <table:table-cell office:value-type="float" office:value="0.14252441076937">
            <text:p>0.1</text:p>
          </table:table-cell>
          <table:table-cell office:value-type="float" office:value="14252.441076937">
            <text:p>14252.4</text:p>
          </table:table-cell>
          <table:table-cell office:value-type="float" office:value="12755.759736647">
            <text:p>12755.8</text:p>
          </table:table-cell>
          <table:table-cell office:value-type="float" office:value="36">
            <text:p>36</text:p>
          </table:table-cell>
          <table:table-cell office:value-type="float" office:value="97">
            <text:p>97</text:p>
          </table:table-cell>
          <table:table-cell office:value-type="float" office:value="27.0676691729323">
            <text:p>27.07</text:p>
          </table:table-cell>
          <table:table-cell office:value-type="float" office:value="1697.91939116326">
            <text:p>1697.9193911633</text:p>
          </table:table-cell>
          <table:table-cell office:value-type="float" office:value="9909.94971810524">
            <text:p>9909.9497181052</text:p>
          </table:table-cell>
          <table:table-cell office:value-type="float" office:value="12.5217478964041">
            <text:p>12.5217478964</text:p>
          </table:table-cell>
          <table:table-cell office:value-type="float" office:value="-483.223268092167">
            <text:p>-483.2232680922</text:p>
          </table:table-cell>
          <table:table-cell office:value-type="float" office:value="-12.5088174245611">
            <text:p>-12.5088174246</text:p>
          </table:table-cell>
          <table:table-cell office:value-type="float" office:value="-9027.7761094881">
            <text:p>-9027.7761094881</text:p>
          </table:table-cell>
          <table:table-cell office:value-type="float" office:value="107.161211104789">
            <text:p>107.1612111048</text:p>
          </table:table-cell>
          <table:table-cell office:value-type="float" office:value="-26727.580021098">
            <text:p>-26727.580021098</text:p>
          </table:table-cell>
          <table:table-cell office:value-type="float" office:value="26727580.021098">
            <text:p>26727580.021098</text:p>
          </table:table-cell>
          <table:table-cell office:value-type="float" office:value="133.5">
            <text:p>133.5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2vs2024_1m_1h_1d_only_price_percent_only_price_percent_day_of_week_none_1m_['1m', '1h', '1d']_32_1_1_0.004</text:p>
          </table:table-cell>
          <table:table-cell office:value-type="string">
            <text:p>trade_all_1.0_3_-0.1%_0_0</text:p>
          </table:table-cell>
          <table:table-cell office:value-type="string">
            <text:p>rl_duel-dqn_combo_actions2_1e-07_10000_256_1000000_0.9_Adamax_CELU_[64, 64, 64, 64]_1_1720219558.192611</text:p>
          </table:table-cell>
          <table:table-cell office:value-type="float" office:value="-1046.12026562138">
            <text:p>-1046.1</text:p>
          </table:table-cell>
          <table:table-cell office:value-type="float" office:value="38712.0934552302">
            <text:p>38712.1</text:p>
          </table:table-cell>
          <table:table-cell office:value-type="float" office:value="0.387120934552302">
            <text:p>0.4</text:p>
          </table:table-cell>
          <table:table-cell office:value-type="float" office:value="38712.0934552302">
            <text:p>38712.1</text:p>
          </table:table-cell>
          <table:table-cell office:value-type="float" office:value="45254.7948950872">
            <text:p>45254.8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40.9090909090909">
            <text:p>40.91</text:p>
          </table:table-cell>
          <table:table-cell office:value-type="float" office:value="2832.79173310215">
            <text:p>2832.7917331022</text:p>
          </table:table-cell>
          <table:table-cell office:value-type="float" office:value="8504.79621310689">
            <text:p>8504.7962131069</text:p>
          </table:table-cell>
          <table:table-cell office:value-type="float" office:value="13.1497837850766">
            <text:p>13.1497837851</text:p>
          </table:table-cell>
          <table:table-cell office:value-type="float" office:value="-472.236836177252">
            <text:p>-472.2368361773</text:p>
          </table:table-cell>
          <table:table-cell office:value-type="float" office:value="-19.964296656035">
            <text:p>-19.964296656</text:p>
          </table:table-cell>
          <table:table-cell office:value-type="float" office:value="-4075.67663131857">
            <text:p>-4075.6766313186</text:p>
          </table:table-cell>
          <table:table-cell office:value-type="float" office:value="879.820305800686">
            <text:p>879.8203058007</text:p>
          </table:table-cell>
          <table:table-cell office:value-type="float" office:value="-8943.15524870394">
            <text:p>-8943.1552487039</text:p>
          </table:table-cell>
          <table:table-cell office:value-type="float" office:value="8943155.24870393">
            <text:p>8943155.24870393</text:p>
          </table:table-cell>
          <table:table-cell office:value-type="float" office:value="44.5">
            <text:p>44.5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2vs2024_1m_1h_1d_only_price_percent_only_price_percent_day_of_week_none_1m_['1m', '1h', '1d']_32_1_1_0.004</text:p>
          </table:table-cell>
          <table:table-cell office:value-type="string">
            <text:p>trade_all_1.0_3_-0.1%_0_0</text:p>
          </table:table-cell>
          <table:table-cell office:value-type="string">
            <text:p>rl_duel-dqn_combo_actions2_1e-07_10000_256_1000000_0.9_Adamax_CELU_[64, 64, 64, 64]_1_1720224890.958924</text:p>
          </table:table-cell>
          <table:table-cell office:value-type="float" office:value="-1376.23271784265">
            <text:p>-1376.2</text:p>
          </table:table-cell>
          <table:table-cell office:value-type="float" office:value="50235.9084242934">
            <text:p>50235.9</text:p>
          </table:table-cell>
          <table:table-cell office:value-type="float" office:value="0.502359084242934">
            <text:p>0.5</text:p>
          </table:table-cell>
          <table:table-cell office:value-type="float" office:value="50235.9084242934">
            <text:p>50235.9</text:p>
          </table:table-cell>
          <table:table-cell office:value-type="float" office:value="63109.4840891236">
            <text:p>63109.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84.6153846153846">
            <text:p>84.62</text:p>
          </table:table-cell>
          <table:table-cell office:value-type="float" office:value="4733.99691860974">
            <text:p>4733.9969186097</text:p>
          </table:table-cell>
          <table:table-cell office:value-type="float" office:value="7912.76590696427">
            <text:p>7912.7659069643</text:p>
          </table:table-cell>
          <table:table-cell office:value-type="float" office:value="1731.82308089551">
            <text:p>1731.8230808955</text:p>
          </table:table-cell>
          <table:table-cell office:value-type="float" office:value="-919.028840206905">
            <text:p>-919.0288402069</text:p>
          </table:table-cell>
          <table:table-cell office:value-type="float" office:value="-911.544947361719">
            <text:p>-911.5449473617</text:p>
          </table:table-cell>
          <table:table-cell office:value-type="float" office:value="-926.512733052092">
            <text:p>-926.5127330521</text:p>
          </table:table-cell>
          <table:table-cell office:value-type="float" office:value="3864.30064802257">
            <text:p>3864.3006480226</text:p>
          </table:table-cell>
          <table:table-cell office:value-type="float" office:value="-2751.58749592021">
            <text:p>-2751.5874959202</text:p>
          </table:table-cell>
          <table:table-cell office:value-type="float" office:value="2751587.49592021">
            <text:p>2751587.49592021</text:p>
          </table:table-cell>
          <table:table-cell office:value-type="float" office:value="13.5">
            <text:p>13.5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table:style-name="ce2" table:number-columns-repeated="3"/>
          <table:table-cell table:style-name="ce5" table:formula="of:=SUM([.D15:.D24])/COUNT([.D15:.D24])" office:value-type="float" office:value="-1168.20994820772">
            <text:p>-1168.2</text:p>
          </table:table-cell>
          <table:table-cell table:style-name="ce5" table:formula="of:=SUM([.E15:.E24])/COUNT([.E15:.E24])" office:value-type="float" office:value="35504.1538910906">
            <text:p>35504.2</text:p>
          </table:table-cell>
          <table:table-cell table:style-name="ce5" table:formula="of:=SUM([.F15:.F24])/COUNT([.F15:.F24])" office:value-type="float" office:value="0.355041538910906">
            <text:p>0.4</text:p>
          </table:table-cell>
          <table:table-cell table:style-name="ce5" table:formula="of:=SUM([.G15:.G24])/COUNT([.G15:.G24])" office:value-type="float" office:value="35504.1538910906">
            <text:p>35504.2</text:p>
          </table:table-cell>
          <table:table-cell table:style-name="ce5" table:formula="of:=SUM([.H15:.H24])/COUNT([.H15:.H24])" office:value-type="float" office:value="41273.986648289">
            <text:p>41274.0</text:p>
          </table:table-cell>
          <table:table-cell table:style-name="ce6" table:formula="of:=SUM([.I15:.I24])/COUNT([.I15:.I24])" office:value-type="float" office:value="20.1">
            <text:p>20</text:p>
          </table:table-cell>
          <table:table-cell table:style-name="ce6" table:formula="of:=SUM([.J15:.J24])/COUNT([.J15:.J24])" office:value-type="float" office:value="34">
            <text:p>34</text:p>
          </table:table-cell>
          <table:table-cell table:style-name="ce9" table:formula="of:=SUM([.K15:.K24])/COUNT([.K15:.K24])" office:value-type="float" office:value="50.9047574331081">
            <text:p>50.90</text:p>
          </table:table-cell>
          <table:table-cell table:style-name="ce12"/>
          <table:table-cell table:style-name="ce2" table:number-columns-repeated="1012"/>
        </table:table-row>
        <table:table-row table:style-name="ro1">
          <table:table-cell table:style-name="ce1" office:value-type="string">
            <text:p>stop_loss 0.05</text:p>
          </table:table-cell>
          <table:table-cell table:style-name="ce1" office:value-type="string">
            <text:p>trade_all_1.0_3_-0.1%_0_0.05</text:p>
          </table:table-cell>
          <table:table-cell table:style-name="ce1" office:value-type="string">
            <text:p>hodl</text:p>
          </table:table-cell>
          <table:table-cell table:style-name="ce4" office:value-type="float" office:value="54300.3769019822">
            <text:p>54300.4</text:p>
          </table:table-cell>
          <table:table-cell table:style-name="ce4" office:value-type="float" office:value="40507.0985773951">
            <text:p>40507.1</text:p>
          </table:table-cell>
          <table:table-cell table:style-name="ce4" office:value-type="float" office:value="0.405070985773951">
            <text:p>0.4</text:p>
          </table:table-cell>
          <table:table-cell table:number-columns-repeated="2" table:style-name="ce4" office:value-type="float" office:value="40507.0985773951">
            <text:p>40507.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8" office:value-type="float" office:value="100">
            <text:p>100.00</text:p>
          </table:table-cell>
          <table:table-cell table:style-name="ce11" office:value-type="float" office:value="40507.0985773951">
            <text:p>40507.0985773951</text:p>
          </table:table-cell>
          <table:table-cell table:number-columns-repeated="2" table:style-name="ce1" office:value-type="float" office:value="40507.0985773951">
            <text:p>40507.098577395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40507.0985773951">
            <text:p>40507.0985773951</text:p>
          </table:table-cell>
          <table:table-cell table:style-name="ce1" office:value-type="float" office:value="-240.647746323719">
            <text:p>-240.6477463237</text:p>
          </table:table-cell>
          <table:table-cell table:style-name="ce1" office:value-type="float" office:value="240647.746323719">
            <text:p>240647.746323719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1001"/>
        </table:table-row>
        <table:table-row table:style-name="ro1">
          <table:table-cell office:value-type="string">
            <text:p>2022vs2024_1m_1h_1d_only_price_percent_only_price_percent_day_of_week_none_1m_['1m', '1h', '1d']_32_1_1_0.004</text:p>
          </table:table-cell>
          <table:table-cell office:value-type="string">
            <text:p>trade_all_1.0_3_-0.1%_0_0.05</text:p>
          </table:table-cell>
          <table:table-cell office:value-type="string">
            <text:p>rl_duel-dqn_combo_actions2_1e-07_10000_256_1000000_0.9_Adamax_CELU_[64, 64, 64, 64]_1_1720242244.7445729</text:p>
          </table:table-cell>
          <table:table-cell office:value-type="float" office:value="-378.861991909444">
            <text:p>-378.9</text:p>
          </table:table-cell>
          <table:table-cell office:value-type="float" office:value="18190.4714302778">
            <text:p>18190.5</text:p>
          </table:table-cell>
          <table:table-cell office:value-type="float" office:value="0.181904714302778">
            <text:p>0.2</text:p>
          </table:table-cell>
          <table:table-cell office:value-type="float" office:value="18190.4714302778">
            <text:p>18190.5</text:p>
          </table:table-cell>
          <table:table-cell office:value-type="float" office:value="12744.9095849709">
            <text:p>12744.9</text:p>
          </table:table-cell>
          <table:table-cell office:value-type="float" office:value="39">
            <text:p>39</text:p>
          </table:table-cell>
          <table:table-cell office:value-type="float" office:value="63">
            <text:p>63</text:p>
          </table:table-cell>
          <table:table-cell office:value-type="float" office:value="38.2352941176471">
            <text:p>38.24</text:p>
          </table:table-cell>
          <table:table-cell office:value-type="float" office:value="2837.36023392633">
            <text:p>2837.3602339263</text:p>
          </table:table-cell>
          <table:table-cell office:value-type="float" office:value="14966.0894681254">
            <text:p>14966.0894681254</text:p>
          </table:table-cell>
          <table:table-cell office:value-type="float" office:value="19.4631218323775">
            <text:p>19.4631218324</text:p>
          </table:table-cell>
          <table:table-cell office:value-type="float" office:value="-1467.72345544205">
            <text:p>-1467.7234554421</text:p>
          </table:table-cell>
          <table:table-cell office:value-type="float" office:value="-29.1515100757679">
            <text:p>-29.1515100758</text:p>
          </table:table-cell>
          <table:table-cell office:value-type="float" office:value="-6100.51305009343">
            <text:p>-6100.5130500934</text:p>
          </table:table-cell>
          <table:table-cell office:value-type="float" office:value="178.337955198802">
            <text:p>178.3379551988</text:p>
          </table:table-cell>
          <table:table-cell office:value-type="float" office:value="-20528.4188903206">
            <text:p>-20528.4188903206</text:p>
          </table:table-cell>
          <table:table-cell office:value-type="float" office:value="20528418.8903206">
            <text:p>20528418.8903206</text:p>
          </table:table-cell>
          <table:table-cell office:value-type="float" office:value="102.5">
            <text:p>102.5</text:p>
          </table:table-cell>
          <table:table-cell office:value-type="float" office:value="14">
            <text:p>14</text:p>
          </table:table-cell>
          <table:table-cell office:value-type="float" office:value="-74576.4298421112">
            <text:p>-74576.42984211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2vs2024_1m_1h_1d_only_price_percent_only_price_percent_day_of_week_none_1m_['1m', '1h', '1d']_32_1_1_0.004</text:p>
          </table:table-cell>
          <table:table-cell office:value-type="string">
            <text:p>trade_all_1.0_3_-0.1%_0_0.05</text:p>
          </table:table-cell>
          <table:table-cell office:value-type="string">
            <text:p>rl_duel-dqn_combo_actions2_1e-07_10000_256_1000000_0.9_Adamax_CELU_[64, 64, 64, 64]_1_1720256492.145798</text:p>
          </table:table-cell>
          <table:table-cell office:value-type="float" office:value="-332.171626932132">
            <text:p>-332.2</text:p>
          </table:table-cell>
          <table:table-cell office:value-type="float" office:value="17470.4544955903">
            <text:p>17470.5</text:p>
          </table:table-cell>
          <table:table-cell office:value-type="float" office:value="0.174704544955903">
            <text:p>0.2</text:p>
          </table:table-cell>
          <table:table-cell office:value-type="float" office:value="17470.4544955903">
            <text:p>17470.5</text:p>
          </table:table-cell>
          <table:table-cell office:value-type="float" office:value="13881.9006037315">
            <text:p>13881.9</text:p>
          </table:table-cell>
          <table:table-cell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float" office:value="46.9565217391304">
            <text:p>46.96</text:p>
          </table:table-cell>
          <table:table-cell office:value-type="float" office:value="2132.76817579101">
            <text:p>2132.768175791</text:p>
          </table:table-cell>
          <table:table-cell office:value-type="float" office:value="6356.85857967814">
            <text:p>6356.8585796781</text:p>
          </table:table-cell>
          <table:table-cell office:value-type="float" office:value="29.5891134700942">
            <text:p>29.5891134701</text:p>
          </table:table-cell>
          <table:table-cell office:value-type="float" office:value="-1601.62339339548">
            <text:p>-1601.6233933955</text:p>
          </table:table-cell>
          <table:table-cell office:value-type="float" office:value="-12.3395264407736">
            <text:p>-12.3395264408</text:p>
          </table:table-cell>
          <table:table-cell office:value-type="float" office:value="-6652.51011305282">
            <text:p>-6652.5101130528</text:p>
          </table:table-cell>
          <table:table-cell office:value-type="float" office:value="151.916995613829">
            <text:p>151.9169956138</text:p>
          </table:table-cell>
          <table:table-cell office:value-type="float" office:value="-23128.9994539495">
            <text:p>-23128.9994539495</text:p>
          </table:table-cell>
          <table:table-cell office:value-type="float" office:value="23128999.4539495">
            <text:p>23128999.4539495</text:p>
          </table:table-cell>
          <table:table-cell office:value-type="float" office:value="115.5">
            <text:p>115.5</text:p>
          </table:table-cell>
          <table:table-cell office:value-type="float" office:value="15">
            <text:p>15</text:p>
          </table:table-cell>
          <table:table-cell office:value-type="float" office:value="-81959.8304043671">
            <text:p>-81959.830404367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2vs2024_1m_1h_1d_only_price_percent_only_price_percent_day_of_week_none_1m_['1m', '1h', '1d']_32_1_1_0.004</text:p>
          </table:table-cell>
          <table:table-cell office:value-type="string">
            <text:p>trade_all_1.0_3_-0.1%_0_0.05</text:p>
          </table:table-cell>
          <table:table-cell office:value-type="string">
            <text:p>rl_duel-dqn_combo_actions2_1e-07_10000_256_1000000_0.9_Adamax_CELU_[64, 64, 64, 64]_1_1720260097.501218</text:p>
          </table:table-cell>
          <table:table-cell office:value-type="float" office:value="-389.86141244433">
            <text:p>-389.9</text:p>
          </table:table-cell>
          <table:table-cell office:value-type="float" office:value="18672.3961513843">
            <text:p>18672.4</text:p>
          </table:table-cell>
          <table:table-cell office:value-type="float" office:value="0.186723961513843">
            <text:p>0.2</text:p>
          </table:table-cell>
          <table:table-cell office:value-type="float" office:value="18672.3961513843">
            <text:p>18672.4</text:p>
          </table:table-cell>
          <table:table-cell office:value-type="float" office:value="13839.842513744">
            <text:p>13839.8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35.2941176470588">
            <text:p>35.29</text:p>
          </table:table-cell>
          <table:table-cell office:value-type="float" office:value="3193.32074576872">
            <text:p>3193.3207457687</text:p>
          </table:table-cell>
          <table:table-cell office:value-type="float" office:value="19708.9239676588">
            <text:p>19708.9239676588</text:p>
          </table:table-cell>
          <table:table-cell office:value-type="float" office:value="18.0076450074848">
            <text:p>18.0076450075</text:p>
          </table:table-cell>
          <table:table-cell office:value-type="float" office:value="-1402.3132040305">
            <text:p>-1402.3132040305</text:p>
          </table:table-cell>
          <table:table-cell office:value-type="float" office:value="-9.83953661387204">
            <text:p>-9.8395366139</text:p>
          </table:table-cell>
          <table:table-cell office:value-type="float" office:value="-6652.51011305282">
            <text:p>-6652.5101130528</text:p>
          </table:table-cell>
          <table:table-cell office:value-type="float" office:value="219.675248839815">
            <text:p>219.6752488398</text:p>
          </table:table-cell>
          <table:table-cell office:value-type="float" office:value="-17127.1995957471">
            <text:p>-17127.1995957471</text:p>
          </table:table-cell>
          <table:table-cell office:value-type="float" office:value="17127199.5957471">
            <text:p>17127199.5957471</text:p>
          </table:table-cell>
          <table:table-cell office:value-type="float" office:value="85.5">
            <text:p>85.5</text:p>
          </table:table-cell>
          <table:table-cell office:value-type="float" office:value="11">
            <text:p>11</text:p>
          </table:table-cell>
          <table:table-cell office:value-type="float" office:value="-59605.0442162919">
            <text:p>-59605.044216291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2vs2024_1m_1h_1d_only_price_percent_only_price_percent_day_of_week_none_1m_['1m', '1h', '1d']_32_1_1_0.004</text:p>
          </table:table-cell>
          <table:table-cell office:value-type="string">
            <text:p>trade_all_1.0_3_-0.1%_0_0.05</text:p>
          </table:table-cell>
          <table:table-cell office:value-type="string">
            <text:p>rl_duel-dqn_combo_actions2_1e-07_10000_256_1000000_0.9_Adamax_CELU_[64, 64, 64, 64]_1_1720263740.720924</text:p>
          </table:table-cell>
          <table:table-cell office:value-type="float" office:value="-360.147190878304">
            <text:p>-360.1</text:p>
          </table:table-cell>
          <table:table-cell office:value-type="float" office:value="22988.6815648631">
            <text:p>22988.7</text:p>
          </table:table-cell>
          <table:table-cell office:value-type="float" office:value="0.229886815648631">
            <text:p>0.2</text:p>
          </table:table-cell>
          <table:table-cell office:value-type="float" office:value="22988.6815648631">
            <text:p>22988.7</text:p>
          </table:table-cell>
          <table:table-cell office:value-type="float" office:value="20388.011673832">
            <text:p>20388.0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office:value-type="float" office:value="39.5061728395062">
            <text:p>39.51</text:p>
          </table:table-cell>
          <table:table-cell office:value-type="float" office:value="3213.61808366827">
            <text:p>3213.6180836683</text:p>
          </table:table-cell>
          <table:table-cell office:value-type="float" office:value="8037.7059050095">
            <text:p>8037.7059050095</text:p>
          </table:table-cell>
          <table:table-cell office:value-type="float" office:value="39.4866896214226">
            <text:p>39.4866896214</text:p>
          </table:table-cell>
          <table:table-cell office:value-type="float" office:value="-1629.53259413309">
            <text:p>-1629.5325941331</text:p>
          </table:table-cell>
          <table:table-cell office:value-type="float" office:value="-41.4037626964564">
            <text:p>-41.4037626965</text:p>
          </table:table-cell>
          <table:table-cell office:value-type="float" office:value="-5895.64325386329">
            <text:p>-5895.6432538633</text:p>
          </table:table-cell>
          <table:table-cell office:value-type="float" office:value="283.810883516828">
            <text:p>283.8108835168</text:p>
          </table:table-cell>
          <table:table-cell office:value-type="float" office:value="-16331.1198013662">
            <text:p>-16331.1198013662</text:p>
          </table:table-cell>
          <table:table-cell office:value-type="float" office:value="16331119.8013662">
            <text:p>16331119.8013662</text:p>
          </table:table-cell>
          <table:table-cell office:value-type="float" office:value="81.5">
            <text:p>81.5</text:p>
          </table:table-cell>
          <table:table-cell office:value-type="float" office:value="13">
            <text:p>13</text:p>
          </table:table-cell>
          <table:table-cell office:value-type="float" office:value="-69756.284216549">
            <text:p>-69756.28421654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2vs2024_1m_1h_1d_only_price_percent_only_price_percent_day_of_week_none_1m_['1m', '1h', '1d']_32_1_1_0.004</text:p>
          </table:table-cell>
          <table:table-cell office:value-type="string">
            <text:p>trade_all_1.0_3_-0.1%_0_0.05</text:p>
          </table:table-cell>
          <table:table-cell office:value-type="string">
            <text:p>rl_duel-dqn_combo_actions2_1e-07_10000_256_1000000_0.9_Adamax_CELU_[64, 64, 64, 64]_1_1720267627.919882</text:p>
          </table:table-cell>
          <table:table-cell office:value-type="float" office:value="-511.116732594254">
            <text:p>-511.1</text:p>
          </table:table-cell>
          <table:table-cell office:value-type="float" office:value="31445.3903695927">
            <text:p>31445.4</text:p>
          </table:table-cell>
          <table:table-cell office:value-type="float" office:value="0.314453903695927">
            <text:p>0.3</text:p>
          </table:table-cell>
          <table:table-cell office:value-type="float" office:value="31445.3903695927">
            <text:p>31445.4</text:p>
          </table:table-cell>
          <table:table-cell office:value-type="float" office:value="29132.2693233959">
            <text:p>29132.3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33.3333333333333">
            <text:p>33.33</text:p>
          </table:table-cell>
          <table:table-cell office:value-type="float" office:value="5318.16550343761">
            <text:p>5318.1655034376</text:p>
          </table:table-cell>
          <table:table-cell office:value-type="float" office:value="28872.7423698394">
            <text:p>28872.7423698394</text:p>
          </table:table-cell>
          <table:table-cell office:value-type="float" office:value="379.290987981018">
            <text:p>379.290987981</text:p>
          </table:table-cell>
          <table:table-cell office:value-type="float" office:value="-1536.03309566192">
            <text:p>-1536.0330956619</text:p>
          </table:table-cell>
          <table:table-cell office:value-type="float" office:value="-21.3145766707457">
            <text:p>-21.3145766707</text:p>
          </table:table-cell>
          <table:table-cell office:value-type="float" office:value="-5833.47944279468">
            <text:p>-5833.4794427947</text:p>
          </table:table-cell>
          <table:table-cell office:value-type="float" office:value="748.699770704589">
            <text:p>748.6997707046</text:p>
          </table:table-cell>
          <table:table-cell office:value-type="float" office:value="-8535.68107144103">
            <text:p>-8535.681071441</text:p>
          </table:table-cell>
          <table:table-cell office:value-type="float" office:value="8535681.07144104">
            <text:p>8535681.07144104</text:p>
          </table:table-cell>
          <table:table-cell office:value-type="float" office:value="42.5">
            <text:p>42.5</text:p>
          </table:table-cell>
          <table:table-cell office:value-type="float" office:value="7">
            <text:p>7</text:p>
          </table:table-cell>
          <table:table-cell office:value-type="float" office:value="-37825.2476310438">
            <text:p>-37825.247631043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2vs2024_1m_1h_1d_only_price_percent_only_price_percent_day_of_week_none_1m_['1m', '1h', '1d']_32_1_1_0.004</text:p>
          </table:table-cell>
          <table:table-cell office:value-type="string">
            <text:p>trade_all_1.0_3_-0.1%_0_0.05</text:p>
          </table:table-cell>
          <table:table-cell office:value-type="string">
            <text:p>rl_duel-dqn_combo_actions2_1e-07_10000_256_1000000_0.9_Adamax_CELU_[64, 64, 64, 64]_1_1720271470.289974</text:p>
          </table:table-cell>
          <table:table-cell office:value-type="float" office:value="-466.332395949616">
            <text:p>-466.3</text:p>
          </table:table-cell>
          <table:table-cell office:value-type="float" office:value="27094.1656976955">
            <text:p>27094.2</text:p>
          </table:table-cell>
          <table:table-cell office:value-type="float" office:value="0.270941656976955">
            <text:p>0.3</text:p>
          </table:table-cell>
          <table:table-cell office:value-type="float" office:value="27094.1656976955">
            <text:p>27094.2</text:p>
          </table:table-cell>
          <table:table-cell office:value-type="float" office:value="24568.5013006974">
            <text:p>24568.5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42.5531914893617">
            <text:p>42.55</text:p>
          </table:table-cell>
          <table:table-cell office:value-type="float" office:value="4278.39848920213">
            <text:p>4278.3984892021</text:p>
          </table:table-cell>
          <table:table-cell office:value-type="float" office:value="19489.9978503681">
            <text:p>19489.9978503681</text:p>
          </table:table-cell>
          <table:table-cell office:value-type="float" office:value="185.003796794161">
            <text:p>185.0037967942</text:p>
          </table:table-cell>
          <table:table-cell office:value-type="float" office:value="-2165.69644764249">
            <text:p>-2165.6964476425</text:p>
          </table:table-cell>
          <table:table-cell office:value-type="float" office:value="-84.2414431503712">
            <text:p>-84.2414431504</text:p>
          </table:table-cell>
          <table:table-cell office:value-type="float" office:value="-5929.09519116969">
            <text:p>-5929.0951911697</text:p>
          </table:table-cell>
          <table:table-cell office:value-type="float" office:value="576.471610589265">
            <text:p>576.4716105893</text:p>
          </table:table-cell>
          <table:table-cell office:value-type="float" office:value="-9531.82599168938">
            <text:p>-9531.8259916894</text:p>
          </table:table-cell>
          <table:table-cell office:value-type="float" office:value="9531825.99168939">
            <text:p>9531825.99168939</text:p>
          </table:table-cell>
          <table:table-cell office:value-type="float" office:value="47.5">
            <text:p>47.5</text:p>
          </table:table-cell>
          <table:table-cell office:value-type="float" office:value="9">
            <text:p>9</text:p>
          </table:table-cell>
          <table:table-cell office:value-type="float" office:value="-49060.7948061297">
            <text:p>-49060.794806129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2vs2024_1m_1h_1d_only_price_percent_only_price_percent_day_of_week_none_1m_['1m', '1h', '1d']_32_1_1_0.004</text:p>
          </table:table-cell>
          <table:table-cell office:value-type="string">
            <text:p>trade_all_1.0_3_-0.1%_0_0.05</text:p>
          </table:table-cell>
          <table:table-cell office:value-type="string">
            <text:p>rl_duel-dqn_combo_actions2_1e-07_10000_256_1000000_0.9_Adamax_CELU_[64, 64, 64, 64]_1_1720276769.559382</text:p>
          </table:table-cell>
          <table:table-cell office:value-type="float" office:value="-365.882057936385">
            <text:p>-365.9</text:p>
          </table:table-cell>
          <table:table-cell office:value-type="float" office:value="24997.8699909695">
            <text:p>24997.9</text:p>
          </table:table-cell>
          <table:table-cell office:value-type="float" office:value="0.249978699909695">
            <text:p>0.2</text:p>
          </table:table-cell>
          <table:table-cell office:value-type="float" office:value="24997.8699909695">
            <text:p>24997.9</text:p>
          </table:table-cell>
          <table:table-cell office:value-type="float" office:value="22651.7916685362">
            <text:p>22651.8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51.8518518518519">
            <text:p>51.85</text:p>
          </table:table-cell>
          <table:table-cell office:value-type="float" office:value="3625.56116103852">
            <text:p>3625.5611610385</text:p>
          </table:table-cell>
          <table:table-cell office:value-type="float" office:value="8954.78845123325">
            <text:p>8954.7884512333</text:p>
          </table:table-cell>
          <table:table-cell office:value-type="float" office:value="149.782412264103">
            <text:p>149.7824122641</text:p>
          </table:table-cell>
          <table:table-cell office:value-type="float" office:value="-2942.9939430042">
            <text:p>-2942.9939430042</text:p>
          </table:table-cell>
          <table:table-cell office:value-type="float" office:value="-87.0183793175529">
            <text:p>-87.0183793176</text:p>
          </table:table-cell>
          <table:table-cell office:value-type="float" office:value="-5898.10969289871">
            <text:p>-5898.1096928987</text:p>
          </table:table-cell>
          <table:table-cell office:value-type="float" office:value="462.923518351286">
            <text:p>462.9235183513</text:p>
          </table:table-cell>
          <table:table-cell office:value-type="float" office:value="-10930.4282982893">
            <text:p>-10930.4282982893</text:p>
          </table:table-cell>
          <table:table-cell office:value-type="float" office:value="10930428.2982893">
            <text:p>10930428.2982893</text:p>
          </table:table-cell>
          <table:table-cell office:value-type="float" office:value="54.5">
            <text:p>54.5</text:p>
          </table:table-cell>
          <table:table-cell office:value-type="float" office:value="14">
            <text:p>14</text:p>
          </table:table-cell>
          <table:table-cell office:value-type="float" office:value="-74055.7024196835">
            <text:p>-74055.702419683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2vs2024_1m_1h_1d_only_price_percent_only_price_percent_day_of_week_none_1m_['1m', '1h', '1d']_32_1_1_0.004</text:p>
          </table:table-cell>
          <table:table-cell office:value-type="string">
            <text:p>trade_all_1.0_3_-0.1%_0_0.05</text:p>
          </table:table-cell>
          <table:table-cell office:value-type="string">
            <text:p>rl_duel-dqn_combo_actions2_1e-07_10000_256_1000000_0.9_Adamax_CELU_[64, 64, 64, 64]_1_1720280388.004521</text:p>
          </table:table-cell>
          <table:table-cell office:value-type="float" office:value="-296.926912907279">
            <text:p>-296.9</text:p>
          </table:table-cell>
          <table:table-cell office:value-type="float" office:value="-16670.1965532873">
            <text:p>-16670.2</text:p>
          </table:table-cell>
          <table:table-cell office:value-type="float" office:value="-0.166701965532873">
            <text:p>-0.2</text:p>
          </table:table-cell>
          <table:table-cell office:value-type="float" office:value="-16670.1965532873">
            <text:p>-16670.2</text:p>
          </table:table-cell>
          <table:table-cell office:value-type="float" office:value="-18561.7348769321">
            <text:p>-18561.7</text:p>
          </table:table-cell>
          <table:table-cell office:value-type="float" office:value="82">
            <text:p>82</text:p>
          </table:table-cell>
          <table:table-cell office:value-type="float" office:value="187">
            <text:p>187</text:p>
          </table:table-cell>
          <table:table-cell office:value-type="float" office:value="30.4832713754647">
            <text:p>30.48</text:p>
          </table:table-cell>
          <table:table-cell office:value-type="float" office:value="1328.30074529987">
            <text:p>1328.3007452999</text:p>
          </table:table-cell>
          <table:table-cell office:value-type="float" office:value="6508.17572710285">
            <text:p>6508.1757271029</text:p>
          </table:table-cell>
          <table:table-cell office:value-type="float" office:value="3.3971405653283">
            <text:p>3.3971405653</text:p>
          </table:table-cell>
          <table:table-cell office:value-type="float" office:value="-671.608864534099">
            <text:p>-671.6088645341</text:p>
          </table:table-cell>
          <table:table-cell office:value-type="float" office:value="-0.93422177467437">
            <text:p>-0.9342217747</text:p>
          </table:table-cell>
          <table:table-cell office:value-type="float" office:value="-5648.39597560906">
            <text:p>-5648.3959756091</text:p>
          </table:table-cell>
          <table:table-cell office:value-type="float" office:value="-61.9709909044139">
            <text:p>-61.9709909044</text:p>
          </table:table-cell>
          <table:table-cell office:value-type="float" office:value="-53910.2400434902">
            <text:p>-53910.2400434902</text:p>
          </table:table-cell>
          <table:table-cell office:value-type="float" office:value="53910240.0434902">
            <text:p>53910240.0434902</text:p>
          </table:table-cell>
          <table:table-cell office:value-type="float" office:value="269.5">
            <text:p>269.5</text:p>
          </table:table-cell>
          <table:table-cell office:value-type="float" office:value="14">
            <text:p>14</text:p>
          </table:table-cell>
          <table:table-cell office:value-type="float" office:value="-73510.0828211039">
            <text:p>-73510.082821103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2vs2024_1m_1h_1d_only_price_percent_only_price_percent_day_of_week_none_1m_['1m', '1h', '1d']_32_1_1_0.004</text:p>
          </table:table-cell>
          <table:table-cell office:value-type="string">
            <text:p>trade_all_1.0_3_-0.1%_0_0.05</text:p>
          </table:table-cell>
          <table:table-cell office:value-type="string">
            <text:p>rl_duel-dqn_combo_actions2_1e-07_10000_256_1000000_0.9_Adamax_CELU_[64, 64, 64, 64]_1_1720284165.781736</text:p>
          </table:table-cell>
          <table:table-cell office:value-type="float" office:value="-386.568754723837">
            <text:p>-386.6</text:p>
          </table:table-cell>
          <table:table-cell office:value-type="float" office:value="12683.3933928632">
            <text:p>12683.4</text:p>
          </table:table-cell>
          <table:table-cell office:value-type="float" office:value="0.126833933928632">
            <text:p>0.1</text:p>
          </table:table-cell>
          <table:table-cell office:value-type="float" office:value="12683.3933928632">
            <text:p>12683.4</text:p>
          </table:table-cell>
          <table:table-cell office:value-type="float" office:value="8818.95023918919">
            <text:p>8819.0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40.2985074626866">
            <text:p>40.30</text:p>
          </table:table-cell>
          <table:table-cell office:value-type="float" office:value="3296.17446439805">
            <text:p>3296.1744643981</text:p>
          </table:table-cell>
          <table:table-cell office:value-type="float" office:value="9082.34411006974">
            <text:p>9082.3441100697</text:p>
          </table:table-cell>
          <table:table-cell office:value-type="float" office:value="33.4249701571389">
            <text:p>33.4249701571</text:p>
          </table:table-cell>
          <table:table-cell office:value-type="float" office:value="-1907.8329286471">
            <text:p>-1907.8329286471</text:p>
          </table:table-cell>
          <table:table-cell office:value-type="float" office:value="-4.5588556099101">
            <text:p>-4.5588556099</text:p>
          </table:table-cell>
          <table:table-cell office:value-type="float" office:value="-6022.10642206407">
            <text:p>-6022.1064220641</text:p>
          </table:table-cell>
          <table:table-cell office:value-type="float" office:value="189.304378997958">
            <text:p>189.304378998</text:p>
          </table:table-cell>
          <table:table-cell office:value-type="float" office:value="-13519.402796189">
            <text:p>-13519.402796189</text:p>
          </table:table-cell>
          <table:table-cell office:value-type="float" office:value="13519402.7961891">
            <text:p>13519402.7961891</text:p>
          </table:table-cell>
          <table:table-cell office:value-type="float" office:value="67.5">
            <text:p>67.5</text:p>
          </table:table-cell>
          <table:table-cell office:value-type="float" office:value="13">
            <text:p>13</text:p>
          </table:table-cell>
          <table:table-cell office:value-type="float" office:value="-69177.9499704682">
            <text:p>-69177.949970468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office:value-type="string">
            <text:p>2022vs2024_1m_1h_1d_only_price_percent_only_price_percent_day_of_week_none_1m_['1m', '1h', '1d']_32_1_1_0.004</text:p>
          </table:table-cell>
          <table:table-cell office:value-type="string">
            <text:p>trade_all_1.0_3_-0.1%_0_0.05</text:p>
          </table:table-cell>
          <table:table-cell office:value-type="string">
            <text:p>rl_duel-dqn_combo_actions2_1e-07_10000_256_1000000_0.9_Adamax_CELU_[64, 64, 64, 64]_1_1720288097.1964328</text:p>
          </table:table-cell>
          <table:table-cell office:value-type="float" office:value="-365.498615780235">
            <text:p>-365.5</text:p>
          </table:table-cell>
          <table:table-cell office:value-type="float" office:value="28715.4815469502">
            <text:p>28715.5</text:p>
          </table:table-cell>
          <table:table-cell office:value-type="float" office:value="0.287154815469502">
            <text:p>0.3</text:p>
          </table:table-cell>
          <table:table-cell office:value-type="float" office:value="28715.4815469502">
            <text:p>28715.5</text:p>
          </table:table-cell>
          <table:table-cell office:value-type="float" office:value="27663.5723823663">
            <text:p>27663.6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37.0786516853933">
            <text:p>37.08</text:p>
          </table:table-cell>
          <table:table-cell office:value-type="float" office:value="2996.89886730747">
            <text:p>2996.8988673075</text:p>
          </table:table-cell>
          <table:table-cell office:value-type="float" office:value="11524.6921568609">
            <text:p>11524.6921568609</text:p>
          </table:table-cell>
          <table:table-cell office:value-type="float" office:value="4.35692706085683">
            <text:p>4.3569270609</text:p>
          </table:table-cell>
          <table:table-cell office:value-type="float" office:value="-1253.25323346779">
            <text:p>-1253.2532334678</text:p>
          </table:table-cell>
          <table:table-cell office:value-type="float" office:value="-2.60704083227029">
            <text:p>-2.6070408323</text:p>
          </table:table-cell>
          <table:table-cell office:value-type="float" office:value="-5929.09519116969">
            <text:p>-5929.0951911697</text:p>
          </table:table-cell>
          <table:table-cell office:value-type="float" office:value="322.645860078093">
            <text:p>322.6458600781</text:p>
          </table:table-cell>
          <table:table-cell office:value-type="float" office:value="-17937.6531346816">
            <text:p>-17937.6531346816</text:p>
          </table:table-cell>
          <table:table-cell office:value-type="float" office:value="17937653.1346816">
            <text:p>17937653.1346816</text:p>
          </table:table-cell>
          <table:table-cell office:value-type="float" office:value="89.5">
            <text:p>89.5</text:p>
          </table:table-cell>
          <table:table-cell office:value-type="float" office:value="10">
            <text:p>10</text:p>
          </table:table-cell>
          <table:table-cell office:value-type="float" office:value="-54393.2395112304">
            <text:p>-54393.239511230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-0">
            <text:p>-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-0.1">
            <text:p>-0.1</text:p>
          </table:table-cell>
          <table:table-cell table:number-columns-repeated="985"/>
        </table:table-row>
        <table:table-row table:style-name="ro1">
          <table:table-cell table:style-name="ce2" table:number-columns-repeated="3"/>
          <table:table-cell table:style-name="ce5" table:formula="of:=SUM([.D27:.D36])/COUNT([.D27:.D36])" office:value-type="float" office:value="-385.336769205582">
            <text:p>-385.3</text:p>
          </table:table-cell>
          <table:table-cell table:style-name="ce5" table:formula="of:=SUM([.E27:.E36])/COUNT([.E27:.E36])" office:value-type="float" office:value="18558.8108086899">
            <text:p>18558.8</text:p>
          </table:table-cell>
          <table:table-cell table:style-name="ce5" table:formula="of:=SUM([.F27:.F36])/COUNT([.F27:.F36])" office:value-type="float" office:value="0.185588108086899">
            <text:p>0.2</text:p>
          </table:table-cell>
          <table:table-cell table:style-name="ce5" table:formula="of:=SUM([.G27:.G36])/COUNT([.G27:.G36])" office:value-type="float" office:value="18558.8108086899">
            <text:p>18558.8</text:p>
          </table:table-cell>
          <table:table-cell table:style-name="ce5" table:formula="of:=SUM([.H27:.H36])/COUNT([.H27:.H36])" office:value-type="float" office:value="15512.8014413531">
            <text:p>15512.8</text:p>
          </table:table-cell>
          <table:table-cell table:style-name="ce6" table:formula="of:=SUM([.I27:.I36])/COUNT([.I27:.I36])" office:value-type="float" office:value="35.9">
            <text:p>36</text:p>
          </table:table-cell>
          <table:table-cell table:style-name="ce6" table:formula="of:=SUM([.J27:.J36])/COUNT([.J27:.J36])" office:value-type="float" office:value="59.2">
            <text:p>59</text:p>
          </table:table-cell>
          <table:table-cell table:style-name="ce9" table:formula="of:=SUM([.K27:.K36])/COUNT([.K27:.K36])" office:value-type="float" office:value="39.5590913541434">
            <text:p>39.56</text:p>
          </table:table-cell>
          <table:table-cell table:style-name="ce12"/>
          <table:table-cell table:style-name="ce2" table:number-columns-repeated="101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1" number:min-integer-digits="1"/>
    </number:number-style>
    <number:number-style style:name="N119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color="#ff00ff" fo:font-weight="bold"/>
    </style:style>
    <style:style style:name="Untitled2" style:family="table-cell" style:parent-style-name="Default">
      <style:text-properties fo:color="#ff6600" fo:font-weight="bold"/>
    </style:style>
    <style:style style:name="Untitled3" style:family="table-cell" style:parent-style-name="Default">
      <style:text-properties fo:color="#ff33ff" fo:font-weight="bold"/>
    </style:style>
    <style:style style:name="Untitled4" style:family="table-cell" style:parent-style-name="Default">
      <style:text-properties fo:color="#ff33ff" fo:font-weight="bold"/>
    </style:style>
    <style:style style:name="Untitled5" style:family="table-cell" style:parent-style-name="Default">
      <style:text-properties fo:color="#ff6600" fo:font-weight="bold"/>
    </style:style>
    <style:style style:name="Untitled6" style:family="table-cell" style:parent-style-name="Default">
      <style:text-properties fo:color="#ff33ff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05">12/05/2024</text:date>, <text:time>00:2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2-05T00:26:53</dc:date>
    <meta:generator>OpenOffice/4.1.15$Unix OpenOffice.org_project/4115m2$Build-9813</meta:generator>
    <meta:editing-duration>PT11H31M39S</meta:editing-duration>
    <meta:editing-cycles>19</meta:editing-cycles>
    <meta:document-statistic meta:table-count="1" meta:cell-count="1287" meta:object-count="0"/>
    <meta:user-defined meta:name=""/>
  </office:meta>
</office:document-meta>
</file>